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36000000517F36BDB1960878B0.png" manifest:media-type="image/png"/>
  <manifest:file-entry manifest:full-path="Pictures/1000689D0000200A0000085FDDE4D72C7DCACCAE.svg" manifest:media-type="image/svg+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pitch="variable"/>
    <style:font-face style:name="Courier" svg:font-family="Courier" style:font-family-generic="modern" style:font-pitch="fixed"/>
    <style:font-face style:name="Droid Sans Fallback" svg:font-family="'Droid Sans Fallback'" style:font-family-generic="system" style:font-pitch="variable"/>
    <style:font-face style:name="Droid Sans Mono" svg:font-family="'Droid Sans Mono'" style:font-family-generic="modern" style:font-pitch="fixed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Humnst777 BT" svg:font-family="'Humnst777 BT'" style:font-pitch="variable"/>
    <style:font-face style:name="Humnst777 BT1" svg:font-family="'Humnst777 BT'" style:font-adornments="Regular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pitch="variable"/>
    <style:font-face style:name="Humnst777 Lt BT1" svg:font-family="'Humnst777 Lt BT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oboto" svg:font-family="Roboto" style:font-pitch="variable"/>
    <style:font-face style:name="Roboto Light" svg:font-family="'Roboto Light'"/>
    <style:font-face style:name="Roboto Light1" svg:font-family="'Roboto Light'" style:font-pitch="variable"/>
    <style:font-face style:name="Roboto Light2" svg:font-family="'Roboto Light'" style:font-adornments="Light" style:font-pitch="variable"/>
    <style:font-face style:name="Roboto Light3" svg:font-family="'Roboto Light'" style:font-adornments="Regular" style:font-pitch="variable"/>
    <style:font-face style:name="Roboto Slab" svg:font-family="'Roboto Slab'" style:font-pitch="variable"/>
    <style:font-face style:name="Roboto Slab1" svg:font-family="'Roboto Slab'" style:font-adornments="Light" style:font-pitch="variable"/>
    <style:font-face style:name="Roboto Slab2" svg:font-family="'Roboto Slab'" style:font-adornments="Regular" style:font-pitch="variable"/>
    <style:font-face style:name="Roboto1" svg:font-family="Roboto" style:font-adornments="Light" style:font-pitch="variable"/>
    <style:font-face style:name="Roboto2" svg:font-family="Roboto" style:font-adornments="Medium" style:font-pitch="variable"/>
    <style:font-face style:name="StarSymbol" svg:font-family="StarSymbol" style:font-charset="x-symbol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</office:font-face-decls>
  <office:automatic-styles>
    <style:style style:name="Table2" style:family="table">
      <style:table-properties style:width="4in" fo:margin-left="0in" fo:margin-right="2.0396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1.4993in" style:rel-column-width="24564*"/>
    </style:style>
    <style:style style:name="Table2.B" style:family="table-column">
      <style:table-column-properties style:column-width="2.5007in" style:rel-column-width="40971*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transparent" fo:padding="0.0382in" fo:border-left="1pt solid #1e5a96" fo:border-right="none" fo:border-top="1pt solid #1e5a96" fo:border-bottom="1pt solid #1e5a96" style:writing-mode="lr-tb">
        <style:background-image/>
      </style:table-cell-properties>
    </style:style>
    <style:style style:name="Table2.B1" style:family="table-cell">
      <style:table-cell-properties fo:background-color="transparent" fo:padding="0.0382in" fo:border="1pt solid #1e5a96" style:writing-mode="lr-tb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lr-tb">
        <style:background-image/>
      </style:table-cell-properties>
    </style:style>
    <style:style style:name="Table2.B2" style:family="table-cell">
      <style:table-cell-properties fo:background-color="transparent" fo:padding="0.0382in" fo:border-left="1pt solid #1e5a96" fo:border-right="1pt solid #1e5a96" fo:border-top="none" fo:border-bottom="1pt solid #1e5a96" style:writing-mode="lr-tb">
        <style:background-image/>
      </style:table-cell-properties>
    </style:style>
    <style:style style:name="LEVEL_5f_COMPETENCES" style:display-name="LEVEL_COMPETENCE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LEVEL_5f_COMPETENCES.A" style:display-name="LEVEL_COMPETENCES.A" style:family="table-column">
      <style:table-column-properties style:column-width="1.9389in" style:rel-column-width="21060*"/>
    </style:style>
    <style:style style:name="LEVEL_5f_COMPETENCES.B" style:display-name="LEVEL_COMPETENCES.B" style:family="table-column">
      <style:table-column-properties style:column-width="4.0944in" style:rel-column-width="44475*"/>
    </style:style>
    <style:style style:name="LEVEL_5f_COMPETENCES.1" style:display-name="LEVEL_COMPETENCES.1" style:family="table-row">
      <style:table-row-properties fo:background-color="transparent" fo:keep-together="auto">
        <style:background-image/>
      </style:table-row-properties>
    </style:style>
    <style:style style:name="LEVEL_5f_COMPETENCES.A1" style:display-name="LEVEL_COMPETENC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LEVEL_5f_COMPETENCES.B1" style:display-name="LEVEL_COMPETENCES.B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LEVEL_5f_COMPETENCES.A2" style:display-name="LEVEL_COMPETENC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LEVEL_5f_COMPETENCES.B2" style:display-name="LEVEL_COMPETENCES.B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COMPETENCE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COMPETENCES.A" style:family="table-column">
      <style:table-column-properties style:column-width="1.9389in" style:rel-column-width="21060*"/>
    </style:style>
    <style:style style:name="COMPETENCES.B" style:family="table-column">
      <style:table-column-properties style:column-width="4.0944in" style:rel-column-width="44475*"/>
    </style:style>
    <style:style style:name="COMPETENCES.1" style:family="table-row">
      <style:table-row-properties fo:background-color="transparent" fo:keep-together="auto">
        <style:background-image/>
      </style:table-row-properties>
    </style:style>
    <style:style style:name="COMPETENC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COMPETENCES.B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COMPETENC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COMPETENCES.B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ACTIVITIE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CTIVITIES.A" style:family="table-column">
      <style:table-column-properties style:column-width="0.75in" style:rel-column-width="8144*"/>
    </style:style>
    <style:style style:name="ACTIVITIES.C" style:family="table-column">
      <style:table-column-properties style:column-width="4.5347in" style:rel-column-width="49247*"/>
    </style:style>
    <style:style style:name="ACTIVITIES.1" style:family="table-row">
      <style:table-row-properties fo:background-color="transparent" fo:keep-together="auto">
        <style:background-image/>
      </style:table-row-properties>
    </style:style>
    <style:style style:name="ACTIVITI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CTIVITIE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CTIVITI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ACTIVITIE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PROJECT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PROJECTS.A" style:family="table-column">
      <style:table-column-properties style:column-width="0.75in" style:rel-column-width="8146*"/>
    </style:style>
    <style:style style:name="PROJECTS.C" style:family="table-column">
      <style:table-column-properties style:column-width="4.5333in" style:rel-column-width="49243*"/>
    </style:style>
    <style:style style:name="PROJECTS.1" style:family="table-row">
      <style:table-row-properties fo:background-color="transparent" fo:keep-together="auto">
        <style:background-image/>
      </style:table-row-properties>
    </style:style>
    <style:style style:name="PROJECT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PROJECT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PROJECT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PROJECT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ADVANCED_5f_TRAININGS" style:display-name="ADVANCED_TRAINING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DVANCED_5f_TRAININGS.A" style:display-name="ADVANCED_TRAININGS.A" style:family="table-column">
      <style:table-column-properties style:column-width="0.75in" style:rel-column-width="8144*"/>
    </style:style>
    <style:style style:name="ADVANCED_5f_TRAININGS.C" style:display-name="ADVANCED_TRAININGS.C" style:family="table-column">
      <style:table-column-properties style:column-width="4.5347in" style:rel-column-width="49247*"/>
    </style:style>
    <style:style style:name="ADVANCED_5f_TRAININGS.1" style:display-name="ADVANCED_TRAININGS.1" style:family="table-row">
      <style:table-row-properties fo:background-color="transparent" fo:keep-together="auto">
        <style:background-image/>
      </style:table-row-properties>
    </style:style>
    <style:style style:name="ADVANCED_5f_TRAININGS.A1" style:display-name="ADVANCED_TRAINING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DVANCED_5f_TRAININGS.C1" style:display-name="ADVANCED_TRAINING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DVANCED_5f_TRAININGS.2" style:display-name="ADVANCED_TRAININGS.2" style:family="table-row">
      <style:table-row-properties style:min-row-height="0.3125in"/>
    </style:style>
    <style:style style:name="ADVANCED_5f_TRAININGS.A2" style:display-name="ADVANCED_TRAININGS.A2" style:family="table-cell">
      <style:table-cell-properties fo:padding="0.0382in" fo:border-left="1pt solid #1e5a96" fo:border-right="none" fo:border-top="none" fo:border-bottom="1pt solid #1e5a96"/>
    </style:style>
    <style:style style:name="ADVANCED_5f_TRAININGS.B2" style:display-name="ADVANCED_TRAININGS.B2" style:family="table-cell">
      <style:table-cell-properties fo:padding="0.0382in" fo:border-left="1pt solid #1e5a96" fo:border-right="none" fo:border-top="none" fo:border-bottom="1pt solid #1e5a96"/>
    </style:style>
    <style:style style:name="ADVANCED_5f_TRAININGS.C2" style:display-name="ADVANCED_TRAININGS.C2" style:family="table-cell">
      <style:table-cell-properties fo:padding="0.0382in" fo:border-left="1pt solid #1e5a96" fo:border-right="1pt solid #1e5a96" fo:border-top="none" fo:border-bottom="1pt solid #1e5a96"/>
    </style:style>
    <style:style style:name="EDUCATIONS" style:family="table">
      <style:table-properties style:width="6.0347in" fo:margin-left="0in" fo:margin-right="0.0049in" table:align="margins"/>
    </style:style>
    <style:style style:name="EDUCATIONS.A" style:family="table-column">
      <style:table-column-properties style:column-width="0.75in" style:rel-column-width="8144*"/>
    </style:style>
    <style:style style:name="EDUCATIONS.C" style:family="table-column">
      <style:table-column-properties style:column-width="4.5347in" style:rel-column-width="49247*"/>
    </style:style>
    <style:style style:name="EDUCATIONS.A1" style:family="table-cell">
      <style:table-cell-properties fo:background-color="#1e5a96" fo:padding="0.0382in" fo:border-left="1pt solid #1e5a96" fo:border-right="none" fo:border-top="1pt solid #1e5a96" fo:border-bottom="1pt solid #1e5a96">
        <style:background-image/>
      </style:table-cell-properties>
    </style:style>
    <style:style style:name="EDUCATIONS.C1" style:family="table-cell">
      <style:table-cell-properties fo:background-color="#1e5a96" fo:padding="0.0382in" fo:border="1pt solid #1e5a96">
        <style:background-image/>
      </style:table-cell-properties>
    </style:style>
    <style:style style:name="EDUCATIONS.A2" style:family="table-cell">
      <style:table-cell-properties fo:padding="0.0382in" fo:border-left="1pt solid #1e5a96" fo:border-right="none" fo:border-top="none" fo:border-bottom="1pt solid #1e5a96"/>
    </style:style>
    <style:style style:name="EDUCATIONS.B2" style:family="table-cell">
      <style:table-cell-properties fo:padding="0.0382in" fo:border-left="1pt solid #1e5a96" fo:border-right="none" fo:border-top="none" fo:border-bottom="1pt solid #1e5a96"/>
    </style:style>
    <style:style style:name="EDUCATIONS.C2" style:family="table-cell">
      <style:table-cell-properties fo:padding="0.0382in" fo:border-left="1pt solid #1e5a96" fo:border-right="1pt solid #1e5a96" fo:border-top="none" fo:border-bottom="1pt solid #1e5a96"/>
    </style:style>
    <style:style style:name="CONTRIBUTIONS" style:family="table">
      <style:table-properties style:width="6.0347in" fo:margin-left="0in" fo:margin-right="0.0049in" table:align="margins"/>
    </style:style>
    <style:style style:name="CONTRIBUTIONS.A" style:family="table-column">
      <style:table-column-properties style:column-width="0.75in" style:rel-column-width="8144*"/>
    </style:style>
    <style:style style:name="CONTRIBUTIONS.C" style:family="table-column">
      <style:table-column-properties style:column-width="4.5347in" style:rel-column-width="49247*"/>
    </style:style>
    <style:style style:name="CONTRIBUTIONS.A1" style:family="table-cell">
      <style:table-cell-properties fo:background-color="#1e5a96" fo:padding="0.0382in" fo:border-left="1pt solid #1e5a96" fo:border-right="none" fo:border-top="1pt solid #1e5a96" fo:border-bottom="1pt solid #1e5a96">
        <style:background-image/>
      </style:table-cell-properties>
    </style:style>
    <style:style style:name="CONTRIBUTIONS.C1" style:family="table-cell">
      <style:table-cell-properties fo:background-color="#1e5a96" fo:padding="0.0382in" fo:border="1pt solid #1e5a96">
        <style:background-image/>
      </style:table-cell-properties>
    </style:style>
    <style:style style:name="CONTRIBUTIONS.A2" style:family="table-cell">
      <style:table-cell-properties fo:padding="0.0382in" fo:border-left="1pt solid #1e5a96" fo:border-right="none" fo:border-top="none" fo:border-bottom="1pt solid #1e5a96"/>
    </style:style>
    <style:style style:name="CONTRIBUTIONS.B2" style:family="table-cell">
      <style:table-cell-properties fo:padding="0.0382in" fo:border-left="1pt solid #1e5a96" fo:border-right="none" fo:border-top="none" fo:border-bottom="1pt solid #1e5a96"/>
    </style:style>
    <style:style style:name="CONTRIBUTIONS.C2" style:family="table-cell">
      <style:table-cell-properties fo:padding="0.0382in" fo:border-left="1pt solid #1e5a96" fo:border-right="1pt solid #1e5a96" fo:border-top="none" fo:border-bottom="1pt solid #1e5a96"/>
    </style:style>
    <style:style style:name="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P2" style:family="paragraph" style:parent-style-name="Table_20_Contents">
      <style:text-properties fo:font-size="8pt" fo:language="de" fo:country="DE" officeooo:paragraph-rsid="0154b133" style:font-size-asian="8pt" style:font-size-complex="8pt"/>
    </style:style>
    <style:style style:name="P3" style:family="paragraph" style:parent-style-name="Footer">
      <style:text-properties fo:font-size="8pt" fo:language="de" fo:country="DE" officeooo:paragraph-rsid="0154b133" style:font-size-asian="8pt" style:font-size-complex="8pt"/>
    </style:style>
    <style:style style:name="P4" style:family="paragraph" style:parent-style-name="Table_20_Contents">
      <style:text-properties fo:font-size="8pt" fo:language="de" fo:country="DE" officeooo:rsid="00eedaba" officeooo:paragraph-rsid="0154b133" style:font-size-asian="8pt" style:font-size-complex="8pt"/>
    </style:style>
    <style:style style:name="P5" style:family="paragraph" style:parent-style-name="Footer">
      <style:text-properties fo:font-size="8pt" fo:language="de" fo:country="DE" officeooo:rsid="00eedaba" officeooo:paragraph-rsid="0154b133" style:font-size-asian="8pt" style:font-size-complex="8pt"/>
    </style:style>
    <style:style style:name="P6" style:family="paragraph" style:parent-style-name="Standard">
      <style:paragraph-properties fo:text-align="end" style:justify-single-word="false"/>
      <style:text-properties fo:font-size="2pt" style:font-size-asian="2pt"/>
    </style:style>
    <style:style style:name="P7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 loext:opacity="100%"/>
    </style:style>
    <style:style style:name="P8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P9" style:family="paragraph" style:parent-style-name="Standard">
      <style:text-properties style:font-name="Roboto Light2" officeooo:paragraph-rsid="00f08541"/>
    </style:style>
    <style:style style:name="P10" style:family="paragraph" style:parent-style-name="Standard">
      <style:text-properties style:font-name="Roboto Light2" officeooo:paragraph-rsid="00389352"/>
    </style:style>
    <style:style style:name="P11" style:family="paragraph" style:parent-style-name="Standard">
      <style:paragraph-properties fo:text-align="end" style:justify-single-word="false"/>
      <style:text-properties style:font-name="Roboto Light2" fo:font-size="8pt" style:font-size-asian="8pt"/>
    </style:style>
    <style:style style:name="P12" style:family="paragraph" style:parent-style-name="Standard">
      <style:paragraph-properties fo:margin-left="0.4453in" fo:margin-right="0.4575in" fo:text-align="center" style:justify-single-word="false" fo:text-indent="0in" style:auto-text-indent="false"/>
      <style:text-properties style:font-name="Roboto Light2"/>
    </style:style>
    <style:style style:name="P13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P14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P15" style:family="paragraph" style:parent-style-name="Standard">
      <style:paragraph-properties fo:text-align="end" style:justify-single-word="false"/>
    </style:style>
    <style:style style:name="P16" style:family="paragraph" style:parent-style-name="Standard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font-name="Roboto" fo:font-size="8pt" fo:font-weight="normal" officeooo:rsid="000ee956" officeooo:paragraph-rsid="0154b133" style:font-size-asian="8pt" style:font-weight-asian="normal" style:font-size-complex="8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font-name="Roboto1" fo:font-size="8pt" fo:font-weight="normal" officeooo:rsid="01906fde" officeooo:paragraph-rsid="0154b133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font-name="Roboto Light1" fo:font-size="8pt" fo:font-weight="normal" officeooo:rsid="010d234a" officeooo:paragraph-rsid="0154b133" style:font-size-asian="8pt" style:font-weight-asian="normal" style:font-size-complex="8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font-name="Roboto Light2" fo:font-size="8pt" fo:font-weight="normal" officeooo:rsid="01925b9d" officeooo:paragraph-rsid="0154b133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color="#000000" loext:opacity="100%" style:font-name="Roboto Light3" officeooo:rsid="00e2c7c1" officeooo:paragraph-rsid="00f232fc"/>
    </style:style>
    <style:style style:name="P22" style:family="paragraph" style:parent-style-name="Standard">
      <style:text-properties officeooo:paragraph-rsid="0154b133"/>
    </style:style>
    <style:style style:name="P23" style:family="paragraph" style:parent-style-name="Table_20_Contents">
      <style:text-properties officeooo:paragraph-rsid="0154b133"/>
    </style:style>
    <style:style style:name="P24" style:family="paragraph" style:parent-style-name="Footer">
      <style:text-properties officeooo:paragraph-rsid="0154b133"/>
    </style:style>
    <style:style style:name="P25" style:family="paragraph" style:parent-style-name="Standard">
      <style:text-properties officeooo:paragraph-rsid="00df4af6"/>
    </style:style>
    <style:style style:name="P26" style:family="paragraph" style:parent-style-name="Standard">
      <style:paragraph-properties fo:text-align="center" style:justify-single-word="false"/>
      <style:text-properties style:use-window-font-color="true" loext:opacity="0%" style:font-name="Roboto Light1" fo:font-size="10pt" fo:language="de" fo:country="CH" officeooo:rsid="00ecbc7a" officeooo:paragraph-rsid="01017a94" style:font-name-asian="Times New Roman" style:font-size-asian="10pt"/>
    </style:style>
    <style:style style:name="P27" style:family="paragraph" style:parent-style-name="Standard">
      <style:paragraph-properties fo:text-align="center" style:justify-single-word="false"/>
      <style:text-properties style:use-window-font-color="true" loext:opacity="0%" style:font-name="Roboto Light1" fo:font-size="10pt" fo:language="de" fo:country="CH" officeooo:rsid="0104dc05" officeooo:paragraph-rsid="0104dc05" style:font-name-asian="Times New Roman" style:font-size-asian="10pt"/>
    </style:style>
    <style:style style:name="P28" style:family="paragraph" style:parent-style-name="Standard">
      <style:paragraph-properties fo:text-align="center" style:justify-single-word="false"/>
      <style:text-properties style:use-window-font-color="true" loext:opacity="0%" style:font-name="Roboto Light1" fo:font-size="10pt" fo:language="de" fo:country="CH" officeooo:rsid="01073f11" officeooo:paragraph-rsid="01073f11" style:font-name-asian="Times New Roman" style:font-size-asian="10pt"/>
    </style:style>
    <style:style style:name="P29" style:family="paragraph" style:parent-style-name="Standard">
      <style:paragraph-properties fo:text-align="start" style:justify-single-word="false"/>
      <style:text-properties style:use-window-font-color="true" loext:opacity="0%" style:font-name="Roboto Light1" fo:font-size="10pt" fo:language="de" fo:country="CH" officeooo:rsid="01087dfd" officeooo:paragraph-rsid="0121fec4" style:font-name-asian="Times New Roman" style:font-size-asian="10pt"/>
    </style:style>
    <style:style style:name="P30" style:family="paragraph" style:parent-style-name="Standard">
      <style:paragraph-properties fo:text-align="start" style:justify-single-word="false"/>
      <style:text-properties style:use-window-font-color="true" loext:opacity="0%" style:font-name="Roboto Light1" fo:font-size="10pt" fo:language="de" fo:country="CH" officeooo:rsid="01087dfd" officeooo:paragraph-rsid="014cbc46" style:font-name-asian="Times New Roman" style:font-size-asian="10pt"/>
    </style:style>
    <style:style style:name="P31" style:family="paragraph" style:parent-style-name="Standard">
      <style:text-properties style:use-window-font-color="true" loext:opacity="0%" style:font-name="Roboto Light1" fo:font-size="10pt" fo:language="de" fo:country="CH" officeooo:rsid="010a318e" officeooo:paragraph-rsid="010a318e" style:font-name-asian="Times New Roman" style:font-size-asian="10pt"/>
    </style:style>
    <style:style style:name="P32" style:family="paragraph" style:parent-style-name="Standard">
      <style:text-properties style:use-window-font-color="true" loext:opacity="0%" style:font-name="Roboto Light1" fo:font-size="10pt" fo:language="de" fo:country="CH" officeooo:rsid="01194297" officeooo:paragraph-rsid="01194297" style:font-name-asian="Times New Roman" style:font-size-asian="10pt"/>
    </style:style>
    <style:style style:name="P33" style:family="paragraph" style:parent-style-name="Standard">
      <style:text-properties style:use-window-font-color="true" loext:opacity="0%" style:font-name="Roboto Light1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34" style:family="paragraph" style:parent-style-name="Standard">
      <style:text-properties style:use-window-font-color="true" loext:opacity="0%" style:font-name="Roboto Light1" fo:font-size="10pt" fo:language="de" fo:country="CH" officeooo:rsid="01087dfd" officeooo:paragraph-rsid="0121fec4" fo:background-color="transparent" style:font-name-asian="Times New Roman" style:font-size-asian="10pt"/>
    </style:style>
    <style:style style:name="P35" style:family="paragraph" style:parent-style-name="Standard">
      <style:text-properties style:use-window-font-color="true" loext:opacity="0%" style:font-name="Roboto Light1" fo:font-size="10pt" fo:language="de" fo:country="CH" officeooo:rsid="01087dfd" officeooo:paragraph-rsid="014cbc46" fo:background-color="transparent" style:font-name-asian="Times New Roman" style:font-size-asian="10pt"/>
    </style:style>
    <style:style style:name="P36" style:family="paragraph" style:parent-style-name="Standard">
      <style:text-properties style:use-window-font-color="true" loext:opacity="0%" style:font-name="Roboto Light1" fo:font-size="10pt" fo:language="de" fo:country="CH" officeooo:rsid="0104dc05" officeooo:paragraph-rsid="0104dc05" fo:background-color="transparent" style:font-name-asian="Times New Roman" style:font-size-asian="10pt"/>
    </style:style>
    <style:style style:name="P37" style:family="paragraph" style:parent-style-name="Standard">
      <style:text-properties style:use-window-font-color="true" loext:opacity="0%" style:font-name="Roboto Light1" fo:font-size="10pt" fo:language="de" fo:country="CH" officeooo:rsid="012ff744" officeooo:paragraph-rsid="0129b2cf" fo:background-color="transparent" style:font-name-asian="Times New Roman" style:font-size-asian="10pt"/>
    </style:style>
    <style:style style:name="P38" style:family="paragraph" style:parent-style-name="Standard">
      <style:paragraph-properties fo:text-align="center" style:justify-single-word="false"/>
      <style:text-properties style:use-window-font-color="true" loext:opacity="0%" style:font-name="Roboto Light1" officeooo:rsid="00eb31a2" officeooo:paragraph-rsid="01017a94"/>
    </style:style>
    <style:style style:name="P39" style:family="paragraph" style:parent-style-name="Standard">
      <style:paragraph-properties fo:text-align="center" style:justify-single-word="false"/>
      <style:text-properties style:use-window-font-color="true" loext:opacity="0%" style:font-name="Roboto Light1" officeooo:rsid="0107e24f" officeooo:paragraph-rsid="0107e24f"/>
    </style:style>
    <style:style style:name="P40" style:family="paragraph" style:parent-style-name="Standard">
      <style:paragraph-properties fo:text-align="center" style:justify-single-word="false"/>
      <style:text-properties style:use-window-font-color="true" loext:opacity="0%" style:font-name="Roboto Light1" officeooo:rsid="0107e24f" officeooo:paragraph-rsid="015a76b0"/>
    </style:style>
    <style:style style:name="P41" style:family="paragraph" style:parent-style-name="Standard">
      <style:text-properties style:use-window-font-color="true" loext:opacity="0%" style:font-name="Roboto Light3" fo:font-size="10pt" fo:language="de" fo:country="CH" style:font-name-asian="Times New Roman" style:font-size-asian="10pt"/>
    </style:style>
    <style:style style:name="P42" style:family="paragraph" style:parent-style-name="Standard">
      <style:paragraph-properties fo:text-align="start" style:justify-single-word="false"/>
      <style:text-properties style:use-window-font-color="true" loext:opacity="0%" style:font-name="Roboto Light3" fo:font-size="10pt" fo:language="de" fo:country="CH" style:font-name-asian="Times New Roman" style:font-size-asian="10pt"/>
    </style:style>
    <style:style style:name="P43" style:family="paragraph" style:parent-style-name="Standard">
      <style:paragraph-properties fo:text-align="center" style:justify-single-word="false"/>
      <style:text-properties style:use-window-font-color="true" loext:opacity="0%" style:font-name="Roboto Light3" fo:font-size="10pt" fo:language="de" fo:country="CH" style:font-name-asian="Times New Roman" style:font-size-asian="10pt"/>
    </style:style>
    <style:style style:name="P44" style:family="paragraph" style:parent-style-name="Standard">
      <style:text-properties style:use-window-font-color="true" loext:opacity="0%" style:font-name="Roboto1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45" style:family="paragraph" style:parent-style-name="Standard">
      <style:text-properties style:use-window-font-color="true" loext:opacity="0%" style:font-name="Roboto1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size-complex="10pt" style:font-weight-complex="normal"/>
    </style:style>
    <style:style style:name="P46" style:family="paragraph" style:parent-style-name="Standard">
      <style:text-properties style:use-window-font-color="true" loext:opacity="0%" style:font-name="Roboto Light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47" style:family="paragraph" style:parent-style-name="Standard">
      <style:text-properties style:use-window-font-color="true" loext:opacity="0%" style:font-name="Roboto" fo:font-size="10pt" fo:language="de" fo:country="CH" officeooo:rsid="0104dc05" officeooo:paragraph-rsid="0104dc05" fo:background-color="transparent" style:font-name-asian="Times New Roman" style:font-size-asian="10pt"/>
    </style:style>
    <style:style style:name="P48" style:family="paragraph" style:parent-style-name="Standard">
      <style:text-properties style:font-name="Roboto Light1" fo:font-weight="normal" officeooo:rsid="00bcffeb" officeooo:paragraph-rsid="00bcffeb" style:font-weight-asian="normal" style:font-weight-complex="normal"/>
    </style:style>
    <style:style style:name="P49" style:family="paragraph" style:parent-style-name="Standard">
      <style:text-properties style:font-name="Roboto Light1" fo:font-weight="normal" officeooo:rsid="0158bd4c" officeooo:paragraph-rsid="015a76b0" style:font-weight-asian="normal" style:font-weight-complex="normal"/>
    </style:style>
    <style:style style:name="P50" style:family="paragraph" style:parent-style-name="Standard">
      <style:text-properties style:font-name="Roboto Light1" officeooo:rsid="00bdb8ba" officeooo:paragraph-rsid="01017a94" fo:background-color="transparent"/>
    </style:style>
    <style:style style:name="P51" style:family="paragraph" style:parent-style-name="Small">
      <style:text-properties style:font-name="Roboto Light1"/>
    </style:style>
    <style:style style:name="P52" style:family="paragraph" style:parent-style-name="Preformatted_20_Text">
      <style:paragraph-properties fo:text-align="center" style:justify-single-word="false">
        <style:tab-stops>
          <style:tab-stop style:position="0.8429in"/>
        </style:tab-stops>
      </style:paragraph-properties>
      <style:text-properties style:font-name="Roboto Light1" fo:font-size="14pt" officeooo:rsid="0046e7d8" officeooo:paragraph-rsid="0046e7d8" style:font-size-asian="14pt" style:font-size-complex="14pt"/>
    </style:style>
    <style:style style:name="P53" style:family="paragraph" style:parent-style-name="Standard">
      <style:text-properties style:font-name="Roboto Light1" fo:font-weight="bold" officeooo:rsid="0158bd4c" officeooo:paragraph-rsid="015a76b0" style:font-weight-asian="bold" style:font-weight-complex="bold"/>
    </style:style>
    <style:style style:name="P54" style:family="paragraph" style:parent-style-name="Standard">
      <style:text-properties style:font-name="Roboto Light3"/>
    </style:style>
    <style:style style:name="P55" style:family="paragraph" style:parent-style-name="Standard">
      <style:paragraph-properties fo:text-align="start" style:justify-single-word="false"/>
      <style:text-properties style:font-name="Roboto Light3"/>
    </style:style>
    <style:style style:name="P56" style:family="paragraph" style:parent-style-name="Standard">
      <style:text-properties style:font-name="Humnst777 Lt BT" officeooo:rsid="00c36693" officeooo:paragraph-rsid="00c36693"/>
    </style:style>
    <style:style style:name="P57" style:family="paragraph" style:parent-style-name="Standard">
      <style:text-properties fo:color="#ffffff" loext:opacity="100%" style:font-name="Roboto2" fo:font-weight="normal" officeooo:rsid="00e9a044" officeooo:paragraph-rsid="00e9a044" style:font-weight-asian="normal" style:font-weight-complex="normal"/>
    </style:style>
    <style:style style:name="P58" style:family="paragraph" style:parent-style-name="Standard">
      <style:text-properties fo:color="#ffffff" loext:opacity="100%" style:font-name="Roboto2" fo:font-weight="normal" officeooo:rsid="00e9a044" officeooo:paragraph-rsid="015a76b0" style:font-weight-asian="normal" style:font-weight-complex="normal"/>
    </style:style>
    <style:style style:name="P59" style:family="paragraph" style:parent-style-name="Standard">
      <style:text-properties fo:color="#ffffff" loext:opacity="100%" style:font-name="Roboto2" fo:font-weight="normal" officeooo:rsid="0097b405" officeooo:paragraph-rsid="0097b405" style:font-weight-asian="normal" style:font-weight-complex="normal"/>
    </style:style>
    <style:style style:name="P60" style:family="paragraph" style:parent-style-name="Standard">
      <style:text-properties fo:color="#ffffff" loext:opacity="100%" style:font-name="Roboto2" fo:font-weight="normal" officeooo:rsid="0097b405" officeooo:paragraph-rsid="015a76b0" style:font-weight-asian="normal" style:font-weight-complex="normal"/>
    </style:style>
    <style:style style:name="P61" style:family="paragraph" style:parent-style-name="Standard">
      <style:text-properties fo:color="#ffffff" loext:opacity="100%" style:font-name="Roboto2" fo:font-size="10pt" fo:language="de" fo:country="CH" fo:font-weight="normal" officeooo:rsid="00eb31a2" officeooo:paragraph-rsid="01017a94" style:font-name-asian="Times New Roman" style:font-size-asian="10pt" style:font-weight-asian="normal" style:font-weight-complex="normal"/>
    </style:style>
    <style:style style:name="P62" style:family="paragraph" style:parent-style-name="Standard">
      <style:text-properties fo:color="#ffffff" loext:opacity="100%" style:font-name="Roboto2" fo:font-size="10pt" fo:language="de" fo:country="CH" fo:font-weight="normal" officeooo:paragraph-rsid="01017a94" style:font-name-asian="Times New Roman" style:font-size-asian="10pt" style:font-weight-asian="normal" style:font-weight-complex="normal"/>
    </style:style>
    <style:style style:name="P63" style:family="paragraph" style:parent-style-name="Standard">
      <style:text-properties fo:color="#ffffff" loext:opacity="100%" style:font-name="Roboto2" fo:font-size="10pt" fo:language="de" fo:country="CH" fo:font-weight="normal" officeooo:rsid="00137414" officeooo:paragraph-rsid="01017a94" style:font-name-asian="Times New Roman" style:font-size-asian="10pt" style:font-weight-asian="normal" style:font-weight-complex="normal"/>
    </style:style>
    <style:style style:name="P64" style:family="paragraph" style:parent-style-name="Standard">
      <style:text-properties fo:color="#ffffff" loext:opacity="100%" style:font-name="Roboto2" fo:font-size="10pt" fo:language="de" fo:country="CH" fo:font-weight="normal" officeooo:rsid="002f7b7f" officeooo:paragraph-rsid="01017a94" style:font-name-asian="Times New Roman" style:font-size-asian="10pt" style:font-weight-asian="normal" style:font-weight-complex="normal"/>
    </style:style>
    <style:style style:name="P65" style:family="paragraph" style:parent-style-name="Standard">
      <style:text-properties fo:color="#ffffff" loext:opacity="100%" style:font-name="Roboto2" fo:font-size="10pt" fo:language="de" fo:country="CH" fo:font-weight="normal" officeooo:rsid="00f6ddf8" officeooo:paragraph-rsid="0121fec4" style:font-name-asian="Times New Roman" style:font-size-asian="10pt" style:font-weight-asian="normal" style:font-weight-complex="normal"/>
    </style:style>
    <style:style style:name="P66" style:family="paragraph" style:parent-style-name="Standard">
      <style:text-properties fo:color="#ffffff" loext:opacity="100%" style:font-name="Roboto2" fo:font-size="10pt" fo:language="de" fo:country="CH" fo:font-weight="normal" officeooo:rsid="00f6ddf8" officeooo:paragraph-rsid="014cbc46" style:font-name-asian="Times New Roman" style:font-size-asian="10pt" style:font-weight-asian="normal" style:font-weight-complex="normal"/>
    </style:style>
    <style:style style:name="P67" style:family="paragraph" style:parent-style-name="Standard">
      <style:text-properties officeooo:paragraph-rsid="01017a94"/>
    </style:style>
    <style:style style:name="P68" style:family="paragraph" style:parent-style-name="Roboto_20_light">
      <style:text-properties officeooo:paragraph-rsid="01017a94"/>
    </style:style>
    <style:style style:name="P69" style:family="paragraph" style:parent-style-name="Standard">
      <style:text-properties officeooo:rsid="00d493c0" officeooo:paragraph-rsid="0121fec4"/>
    </style:style>
    <style:style style:name="P70" style:family="paragraph" style:parent-style-name="Standard">
      <style:paragraph-properties fo:margin-left="0in" fo:margin-right="-0.0098in" fo:text-align="center" style:justify-single-word="false" fo:text-indent="0in" style:auto-text-indent="false"/>
      <style:text-properties style:font-name="Roboto Slab1" fo:font-size="24pt" fo:font-weight="normal" style:font-size-asian="24pt" style:font-weight-asian="normal" style:font-size-complex="24pt" style:font-weight-complex="normal"/>
    </style:style>
    <style:style style:name="P71" style:family="paragraph" style:parent-style-name="Contents_20_1">
      <style:paragraph-properties>
        <style:tab-stops>
          <style:tab-stop style:position="6.048in" style:type="right" style:leader-style="dotted" style:leader-text="."/>
        </style:tab-stops>
      </style:paragraph-properties>
    </style:style>
    <style:style style:name="P72" style:family="paragraph" style:parent-style-name="Standard">
      <style:text-properties officeooo:rsid="0126f704" officeooo:paragraph-rsid="014cbc46"/>
    </style:style>
    <style:style style:name="P73" style:family="paragraph" style:parent-style-name="Text_20_body">
      <style:text-properties officeooo:paragraph-rsid="015a76b0"/>
    </style:style>
    <style:style style:name="P74" style:family="paragraph" style:parent-style-name="Heading_20_1">
      <style:paragraph-properties fo:break-before="page"/>
    </style:style>
    <style:style style:name="P75" style:family="paragraph" style:parent-style-name="Heading_20_1">
      <style:text-properties officeooo:paragraph-rsid="014cbc46"/>
    </style:style>
    <style:style style:name="P76" style:family="paragraph" style:parent-style-name="Heading_20_1">
      <style:paragraph-properties fo:break-before="auto" fo:break-after="auto"/>
      <style:text-properties officeooo:paragraph-rsid="0121fec4"/>
    </style:style>
    <style:style style:name="P77" style:family="paragraph" style:parent-style-name="Heading_20_1">
      <style:text-properties officeooo:rsid="00f08541" officeooo:paragraph-rsid="01087dfd"/>
    </style:style>
    <style:style style:name="P78" style:family="paragraph" style:parent-style-name="Heading_20_1">
      <style:text-properties officeooo:paragraph-rsid="01017a94"/>
    </style:style>
    <style:style style:name="P79" style:family="paragraph" style:parent-style-name="Heading_20_1">
      <style:text-properties officeooo:rsid="0158bd4c" officeooo:paragraph-rsid="015a76b0"/>
    </style:style>
    <style:style style:name="P80" style:family="paragraph" style:parent-style-name="Standard" style:master-page-name="PITC_5f_title_5f_page">
      <style:paragraph-properties style:page-number="auto"/>
      <style:text-properties style:font-name="Roboto Light3"/>
    </style:style>
    <style:style style:name="P81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04a6425" officeooo:paragraph-rsid="004a6425" fo:background-color="transparent"/>
    </style:style>
    <style:style style:name="P82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1194297" officeooo:paragraph-rsid="01194297" fo:background-color="transparen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de" fo:country="DE" style:font-size-asian="8pt" style:font-size-complex="8pt"/>
    </style:style>
    <style:style style:name="T3" style:family="text">
      <style:text-properties fo:font-size="8pt" fo:language="de" fo:country="DE" officeooo:rsid="00f16755" style:font-size-asian="8pt" style:font-size-complex="8pt"/>
    </style:style>
    <style:style style:name="T4" style:family="text">
      <style:text-properties officeooo:rsid="0127225f"/>
    </style:style>
    <style:style style:name="T5" style:family="text">
      <style:text-properties style:font-name="Roboto Light1" fo:font-size="9pt" style:font-size-asian="9pt" style:font-size-complex="9pt"/>
    </style:style>
    <style:style style:name="T6" style:family="text">
      <style:text-properties officeooo:rsid="00c8f426"/>
    </style:style>
    <style:style style:name="T7" style:family="text">
      <style:text-properties officeooo:rsid="0120e2ee"/>
    </style:style>
    <style:style style:name="T8" style:family="text">
      <style:text-properties style:use-window-font-color="true" loext:opacity="0%" style:font-name="Roboto Light2" fo:font-size="8pt" fo:language="de" fo:country="DE" fo:font-weight="250" officeooo:rsid="01139fce" style:font-name-asian="Times New Roman" style:font-size-asian="8pt" style:font-size-complex="8pt"/>
    </style:style>
    <style:style style:name="T9" style:family="text">
      <style:text-properties style:font-name="Roboto Slab" fo:font-weight="normal" style:font-weight-asian="normal" style:font-weight-complex="normal"/>
    </style:style>
    <style:style style:name="T10" style:family="text">
      <style:text-properties officeooo:rsid="00990d9f"/>
    </style:style>
    <style:style style:name="T11" style:family="text">
      <style:text-properties officeooo:rsid="00ed9e3a"/>
    </style:style>
    <style:style style:name="T12" style:family="text">
      <style:text-properties style:font-name="Roboto Light2" fo:font-size="9pt" fo:background-color="transparent" loext:char-shading-value="0" style:font-size-asian="9pt" style:font-size-complex="9pt"/>
    </style:style>
    <style:style style:name="T13" style:family="text">
      <style:text-properties style:font-name="Roboto Light2" fo:font-size="9pt" officeooo:rsid="00e1d71d" fo:background-color="transparent" loext:char-shading-value="0" style:font-size-asian="9pt" style:font-size-complex="9pt"/>
    </style:style>
    <style:style style:name="T14" style:family="text">
      <style:text-properties officeooo:rsid="0121fec4"/>
    </style:style>
    <style:style style:name="T15" style:family="text">
      <style:text-properties officeooo:rsid="0126d357"/>
    </style:style>
    <style:style style:name="T16" style:family="text"/>
    <style:style style:name="fr1" style:family="graphic" style:parent-style-name="Frame">
      <style:graphic-properties fo:margin-left="0in" fo:margin-right="0in" fo:margin-top="0in" fo:margin-bottom="0in" style:protect="position" style:vertical-pos="from-top" style:vertical-rel="paragraph" style:horizontal-pos="from-left" style:horizontal-rel="paragraph" fo:background-color="transparent" draw:fill="none" draw:fill-color="#ffffff" fo:padding="0.2165in" fo:border-left="none" fo:border-right="none" fo:border-top="none" fo:border-bottom="0.99pt solid #999999" style:shadow="none" draw:shadow-opacity="100%" style:flow-with-text="false"/>
    </style:style>
    <style:style style:name="fr2" style:family="graphic" style:parent-style-name="Frame">
      <style:graphic-properties fo:margin-left="0in" fo:margin-right="0in" fo:margin-top="0in" fo:margin-bottom="0in" style:protect="position" style:vertical-pos="from-top" style:vertical-rel="page" style:horizontal-pos="from-left" style:horizontal-rel="page" fo:background-color="transparent" draw:fill="none" draw:fill-color="#ffffff" fo:padding="0in" fo:border="none" style:shadow="none" draw:shadow-opacity="100%" style:flow-with-text="false"/>
    </style:style>
    <style:style style:name="fr3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fo:padding="0in" fo:border="0.99pt solid #ffffff" style:shadow="none" draw:shadow-opacity="100%" style:flow-with-text="false"/>
    </style:style>
    <style:style style:name="fr4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#ffff00" style:background-transparency="0%" draw:fill="solid" draw:fill-color="#ffff00" draw:opacity="100%" fo:padding="0.0591in" fo:border="0.99pt solid #999999" style:shadow="none" draw:shadow-opacity="100%" style:flow-with-text="false"/>
    </style:style>
    <style:style style:name="fr5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6" style:family="graphic" style:parent-style-name="Frame">
      <style:graphic-properties fo:margin-left="0in" fo:margin-right="0in" fo:margin-top="0in" fo:margin-bottom="0in" style:print-content="false" style:protect="content size position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7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fr8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9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10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11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pitc_subject" text:anchor-type="page" text:anchor-page-number="1" svg:x="1.4528in" svg:y="2.2417in" svg:width="6.0602in" draw:z-index="7">
        <draw:text-box fo:min-height="0.4862in">
          <text:p text:style-name="P70">Cur<text:span text:style-name="T11">r</text:span>iculum Vitae</text:p>
        </draw:text-box>
      </draw:frame>
      <draw:frame draw:style-name="fr3" draw:name="Frame6" text:anchor-type="page" text:anchor-page-number="1" svg:x="2.4555in" svg:y="0.9209in" svg:width="0.7681in" draw:z-index="6">
        <draw:text-box fo:min-height="0.1744in">
          <text:p text:style-name="P51">Projektkürzel</text:p>
        </draw:text-box>
      </draw:frame>
      <draw:frame draw:style-name="fr4" draw:name="pitc_customer_shortid" text:anchor-type="page" text:anchor-page-number="1" svg:x="1.4665in" svg:y="1.1in" svg:width="0.6547in" draw:z-index="5">
        <draw:text-box fo:min-height="0.3126in">
          <text:p text:style-name="P56">[CLIENT]</text:p>
        </draw:text-box>
      </draw:frame>
      <draw:frame draw:style-name="fr5" draw:name="Frame7" text:anchor-type="page" text:anchor-page-number="1" svg:x="3.4701in" svg:y="0.9299in" svg:width="0.7681in" draw:z-index="4">
        <draw:text-box fo:min-height="0.1744in">
          <text:p text:style-name="P51">Bereichskürzel</text:p>
        </draw:text-box>
      </draw:frame>
      <draw:frame draw:style-name="fr6" draw:name="Frame8" text:anchor-type="page" text:anchor-page-number="1" svg:x="1.4665in" svg:y="0.9264in" svg:width="0.7681in" draw:z-index="3">
        <draw:text-box fo:min-height="0.1744in">
          <text:p text:style-name="Small">Kundenkürzel</text:p>
        </draw:text-box>
      </draw:frame>
      <draw:frame draw:style-name="fr4" draw:name="pitc_org_unit" text:anchor-type="page" text:anchor-page-number="1" svg:x="3.4701in" svg:y="1.1in" svg:width="0.6772in" draw:z-index="2">
        <draw:text-box fo:min-height="0.3126in">
          <text:p text:style-name="P56">[SECTION]</text:p>
        </draw:text-box>
      </draw:frame>
      <draw:frame draw:style-name="fr4" draw:name="pitc_project_shortid" text:anchor-type="page" text:anchor-page-number="1" svg:x="2.4555in" svg:y="1.0945in" svg:width="0.6472in" draw:z-index="1">
        <draw:text-box fo:min-height="0.3126in">
          <text:p text:style-name="P56">[PROJECT]</text:p>
        </draw:text-box>
      </draw:frame>
      <text:p text:style-name="P80"/>
      <text:p text:style-name="P54"/>
      <text:p text:style-name="P54"/>
      <text:p text:style-name="P55"/>
      <text:p text:style-name="P52">[TITLE_FUNCTION]</text:p>
      <text:p text:style-name="P54"/>
      <text:p text:style-name="P54"><draw:frame draw:style-name="fr1" draw:name="pitc_abstract" text:anchor-type="paragraph" svg:x="-0.1272in" svg:y="0.0138in" svg:width="6.3547in" draw:z-index="0"><draw:text-box fo:min-height="0.9563in"><text:p text:style-name="P12">Der vorliegende Lebenslauf ist nur für die Empfängerfirma bestimmt.</text:p></draw:text-box></draw:frame></text:p>
      <text:p text:style-name="P21"><text:span text:style-name="T12">erstellt am </text:span><text:span text:style-name="T13">[DATE]</text:span></text:p>
      <text:p text:style-name="P54"/>
      <text:p text:style-name="P41"/>
      <text:p text:style-name="P41"/>
      <text:p text:style-name="P41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71">1 <text:s text:c="3"/>Personalien<text:tab/>2</text:p>
          <text:p text:style-name="P71">2 <text:s text:c="3"/>Kompetenzen nach Level<text:tab/>2</text:p>
          <text:p text:style-name="P71">3 <text:s text:c="3"/>Kernkompetenzen<text:tab/>2</text:p>
          <text:p text:style-name="P71">4 <text:s text:c="3"/>Stationen<text:tab/>2</text:p>
          <text:p text:style-name="P71">5 <text:s text:c="3"/>Projekte<text:tab/>2</text:p>
          <text:p text:style-name="P71">6 <text:s text:c="3"/>Weiterbildung (Schulungen, Kurse, Konferenzen, Referate)<text:tab/>2</text:p>
          <text:p text:style-name="P71">7 <text:s text:c="3"/>Ausbildung<text:tab/>3</text:p>
          <text:p text:style-name="P71">8 <text:s text:c="3"/>Open Source Beiträge<text:tab/>3</text:p>
        </text:index-body>
      </text:table-of-content>
      <text:p text:style-name="P41"/>
      <text:p text:style-name="P41"/>
      <text:p text:style-name="P42"/>
      <text:p text:style-name="P42"/>
      <text:p text:style-name="P43"/>
      <text:h text:style-name="P74" text:outline-level="1"><text:bookmark-start text:name="__RefHeading___Toc1645_3603873402"/><text:span text:style-name="T9">Personalien</text:span> <text:bookmark-end text:name="__RefHeading___Toc1645_3603873402"/></text:h>
      <table:table table:name="Table2" table:style-name="Table2">
        <table:table-column table:style-name="Table2.A"/>
        <table:table-column table:style-name="Table2.B"/>
        <table:table-header-rows>
          <table:table-row table:style-name="Table2.1">
            <table:table-cell table:style-name="Table2.A1" office:value-type="string">
              <text:p text:style-name="P31">Abschluss</text:p>
            </table:table-cell>
            <table:table-cell table:style-name="Table2.B1" office:value-type="string">
              <text:list xml:id="list3172724787" text:style-name="L1">
                <text:list-header>
                  <text:p text:style-name="P81">[TITLE]</text:p>
                </text:list-header>
              </text:list>
            </table:table-cell>
          </table:table-row>
        </table:table-header-rows>
        <table:table-row table:style-name="Table2.1">
          <table:table-cell table:style-name="Table2.A2" office:value-type="string">
            <text:p text:style-name="P32">Sprachkenntnisse</text:p>
          </table:table-cell>
          <table:table-cell table:style-name="Table2.B2" office:value-type="string">
            <text:list xml:id="list91853650361577" text:continue-numbering="true" text:style-name="L1">
              <text:list-header>
                <text:p text:style-name="P82">[LANGUAGES]</text:p>
              </text:list-header>
            </text:list>
          </table:table-cell>
        </table:table-row>
      </table:table>
      <text:section text:style-name="Sect1" text:name="SKILLS_BY_LEVEL">
        <text:h text:style-name="P75" text:outline-level="1"><text:bookmark-start text:name="__RefHeading___Toc1647_36038734021"/><text:span text:style-name="T15">K</text:span>ompetenzen <text:span text:style-name="T14">nach Level</text:span><text:bookmark-end text:name="__RefHeading___Toc1647_36038734021"/></text:h>
        <text:p text:style-name="P72">[SKILLS_PRESENT]</text:p>
        <table:table table:name="LEVEL_COMPETENCES" table:style-name="LEVEL_5f_COMPETENCES">
          <table:table-column table:style-name="LEVEL_5f_COMPETENCES.A"/>
          <table:table-column table:style-name="LEVEL_5f_COMPETENCES.B"/>
          <table:table-header-rows>
            <table:table-row table:style-name="LEVEL_5f_COMPETENCES.1">
              <table:table-cell table:style-name="LEVEL_5f_COMPETENCES.A1" office:value-type="string">
                <text:p text:style-name="P66">Kategorie</text:p>
              </table:table-cell>
              <table:table-cell table:style-name="LEVEL_5f_COMPETENCES.B1" office:value-type="string">
                <text:p text:style-name="P66">Kompetenz</text:p>
              </table:table-cell>
            </table:table-row>
          </table:table-header-rows>
          <table:table-row table:style-name="LEVEL_5f_COMPETENCES.1">
            <table:table-cell table:style-name="LEVEL_5f_COMPETENCES.A2" office:value-type="string">
              <text:p text:style-name="P30">[CATEGORY]</text:p>
            </table:table-cell>
            <table:table-cell table:style-name="LEVEL_5f_COMPETENCES.B2" office:value-type="string">
              <text:p text:style-name="P35">[COMPETENCE]</text:p>
            </table:table-cell>
          </table:table-row>
        </table:table>
        <text:p text:style-name="P72"/>
      </text:section>
      <text:h text:style-name="P76" text:outline-level="1"><text:bookmark-start text:name="__RefHeading___Toc1998_864874122"/>Kernkompetenzen<text:bookmark-end text:name="__RefHeading___Toc1998_864874122"/></text:h>
      <text:p text:style-name="P69"/>
      <table:table table:name="COMPETENCES" table:style-name="COMPETENCES">
        <table:table-column table:style-name="COMPETENCES.A"/>
        <table:table-column table:style-name="COMPETENCES.B"/>
        <table:table-header-rows>
          <table:table-row table:style-name="COMPETENCES.1">
            <table:table-cell table:style-name="COMPETENCES.A1" office:value-type="string">
              <text:p text:style-name="P65">Kategorie</text:p>
            </table:table-cell>
            <table:table-cell table:style-name="COMPETENCES.B1" office:value-type="string">
              <text:p text:style-name="P65">Kompetenz</text:p>
            </table:table-cell>
          </table:table-row>
        </table:table-header-rows>
        <table:table-row table:style-name="COMPETENCES.1">
          <table:table-cell table:style-name="COMPETENCES.A2" office:value-type="string">
            <text:p text:style-name="P29">[CATEGORY]</text:p>
          </table:table-cell>
          <table:table-cell table:style-name="COMPETENCES.B2" office:value-type="string">
            <text:p text:style-name="P34">[COMPETENCE]</text:p>
          </table:table-cell>
        </table:table-row>
      </table:table>
      <text:h text:style-name="P77" text:outline-level="1"><text:bookmark-start text:name="__RefHeading___Toc1649_3603873402"/>Stationen<text:bookmark-end text:name="__RefHeading___Toc1649_3603873402"/></text:h>
      <table:table table:name="ACTIVITIES" table:style-name="ACTIVITIES">
        <table:table-column table:style-name="ACTIVITIES.A" table:number-columns-repeated="2"/>
        <table:table-column table:style-name="ACTIVITIES.C"/>
        <table:table-header-rows>
          <table:table-row table:style-name="ACTIVITIES.1">
            <table:table-cell table:style-name="ACTIVITIES.A1" office:value-type="string">
              <text:p text:style-name="P61">Von</text:p>
            </table:table-cell>
            <table:table-cell table:style-name="ACTIVITIES.A1" office:value-type="string">
              <text:p text:style-name="P61">Bis</text:p>
            </table:table-cell>
            <table:table-cell table:style-name="ACTIVITIES.C1" office:value-type="string">
              <text:p text:style-name="P63">Aktivität</text:p>
            </table:table-cell>
          </table:table-row>
        </table:table-header-rows>
        <table:table-row table:style-name="ACTIVITIES.1">
          <table:table-cell table:style-name="ACTIVITIES.A2" office:value-type="string">
            <text:p text:style-name="P28">[MONTH_FROM][YEAR_FROM]</text:p>
          </table:table-cell>
          <table:table-cell table:style-name="ACTIVITIES.A2" office:value-type="string">
            <text:p text:style-name="P27">[MONTH_TO][YEAR_TO]</text:p>
          </table:table-cell>
          <table:table-cell table:style-name="ACTIVITIES.C2" office:value-type="string">
            <text:p text:style-name="P47">[ACTIVITY]</text:p>
            <text:p text:style-name="P36"/>
            <text:p text:style-name="P37">[ACTIVITY_DESCRIPTION]</text:p>
          </table:table-cell>
        </table:table-row>
      </table:table>
      <text:h text:style-name="P78" text:outline-level="1"><text:bookmark-start text:name="__RefHeading___Toc1651_3603873402"/>Projekte<text:bookmark-end text:name="__RefHeading___Toc1651_3603873402"/></text:h>
      <table:table table:name="PROJECTS" table:style-name="PROJECTS">
        <table:table-column table:style-name="PROJECTS.A" table:number-columns-repeated="2"/>
        <table:table-column table:style-name="PROJECTS.C"/>
        <table:table-header-rows>
          <table:table-row table:style-name="PROJECTS.1">
            <table:table-cell table:style-name="PROJECTS.A1" office:value-type="string">
              <text:p text:style-name="P61">Von</text:p>
            </table:table-cell>
            <table:table-cell table:style-name="PROJECTS.A1" office:value-type="string">
              <text:p text:style-name="P61">Bis</text:p>
            </table:table-cell>
            <table:table-cell table:style-name="PROJECTS.C1" office:value-type="string">
              <text:p text:style-name="P64">Tätigkeit</text:p>
            </table:table-cell>
          </table:table-row>
        </table:table-header-rows>
        <table:table-row table:style-name="PROJECTS.1">
          <table:table-cell table:style-name="PROJECTS.A2" office:value-type="string">
            <text:p text:style-name="P26">[MONTH_FROM][YEAR_FROM]</text:p>
          </table:table-cell>
          <table:table-cell table:style-name="PROJECTS.A2" office:value-type="string">
            <text:p text:style-name="P68">[MONTH_TO][YEAR_TO]</text:p>
          </table:table-cell>
          <table:table-cell table:style-name="PROJECTS.C2" office:value-type="string">
            <text:p text:style-name="P45">[PROJECT_TITLE]</text:p>
            <text:p text:style-name="P33"/>
            <text:p text:style-name="P44">Projektbeschreibung</text:p>
            <text:p text:style-name="P67">[PROJECT_DESCRIPTION]</text:p>
            <text:p text:style-name="P46"/>
            <text:p text:style-name="P44">Rolle und Aufgaben im Projekt</text:p>
            <text:p text:style-name="P67">[PROJECT_ROLE]</text:p>
            <text:p text:style-name="P46"/>
            <text:p text:style-name="P44">Eingesetzte Technologien und Methoden</text:p>
            <text:p text:style-name="P67">[PROJECT_TECHNOLOGY]</text:p>
          </table:table-cell>
        </table:table-row>
      </table:table>
      <text:h text:style-name="P78" text:outline-level="1"><text:bookmark-start text:name="__RefHeading___Toc1653_3603873402"/>Weiterbildung (Schulungen, Kurse, Konferenzen, Referate)<text:bookmark-end text:name="__RefHeading___Toc1653_3603873402"/></text:h>
      <table:table table:name="ADVANCED_TRAININGS" table:style-name="ADVANCED_5f_TRAININGS">
        <table:table-column table:style-name="ADVANCED_5f_TRAININGS.A" table:number-columns-repeated="2"/>
        <table:table-column table:style-name="ADVANCED_5f_TRAININGS.C"/>
        <table:table-header-rows>
          <table:table-row table:style-name="ADVANCED_5f_TRAININGS.1">
            <table:table-cell table:style-name="ADVANCED_5f_TRAININGS.A1" office:value-type="string">
              <text:p text:style-name="P61">Von</text:p>
            </table:table-cell>
            <table:table-cell table:style-name="ADVANCED_5f_TRAININGS.A1" office:value-type="string">
              <text:p text:style-name="P61">Bis</text:p>
            </table:table-cell>
            <table:table-cell table:style-name="ADVANCED_5f_TRAININGS.C1" office:value-type="string">
              <text:p text:style-name="P62">Weiterbildung</text:p>
            </table:table-cell>
          </table:table-row>
        </table:table-header-rows>
        <table:table-row table:style-name="ADVANCED_5f_TRAININGS.2">
          <table:table-cell table:style-name="ADVANCED_5f_TRAININGS.A2" office:value-type="string">
            <text:p text:style-name="P38">[MONTH_FROM][YEAR_FROM]</text:p>
          </table:table-cell>
          <table:table-cell table:style-name="ADVANCED_5f_TRAININGS.B2" office:value-type="string">
            <text:p text:style-name="P38">[MONTH_TO][YEAR_TO]</text:p>
          </table:table-cell>
          <table:table-cell table:style-name="ADVANCED_5f_TRAININGS.C2" office:value-type="string">
            <text:p text:style-name="P50">[ADVANCED_TRAINING]</text:p>
          </table:table-cell>
        </table:table-row>
      </table:table>
      <text:h text:style-name="Heading_20_1" text:outline-level="1"><text:bookmark-start text:name="__RefHeading___Toc1655_3603873402"/><text:soft-page-break/>Ausbildung<text:bookmark-end text:name="__RefHeading___Toc1655_3603873402"/></text:h>
      <table:table table:name="EDUCATIONS" table:style-name="EDUCATIONS">
        <table:table-column table:style-name="EDUCATIONS.A" table:number-columns-repeated="2"/>
        <table:table-column table:style-name="EDUCATIONS.C"/>
        <table:table-header-rows>
          <table:table-row>
            <table:table-cell table:style-name="EDUCATIONS.A1" office:value-type="string">
              <text:p text:style-name="P57">Von</text:p>
            </table:table-cell>
            <table:table-cell table:style-name="EDUCATIONS.A1" office:value-type="string">
              <text:p text:style-name="P57">Bis</text:p>
            </table:table-cell>
            <table:table-cell table:style-name="EDUCATIONS.C1" office:value-type="string">
              <text:p text:style-name="P59">A<text:span text:style-name="T10">usbildung</text:span></text:p>
            </table:table-cell>
          </table:table-row>
        </table:table-header-rows>
        <table:table-row>
          <table:table-cell table:style-name="EDUCATIONS.A2" office:value-type="string">
            <text:p text:style-name="P39">[MONTH_FROM][YEAR_FROM]</text:p>
          </table:table-cell>
          <table:table-cell table:style-name="EDUCATIONS.B2" office:value-type="string">
            <text:p text:style-name="P39">[MONTH_TO][YEAR_TO]</text:p>
          </table:table-cell>
          <table:table-cell table:style-name="EDUCATIONS.C2" office:value-type="string">
            <text:p text:style-name="P48">[EDUCATION]</text:p>
          </table:table-cell>
        </table:table-row>
      </table:table>
      <text:section text:style-name="Sect2" text:name="OPEN_SOURCE_CONTRIBUTIONS">
        <text:h text:style-name="P79" text:outline-level="1"><text:bookmark-start text:name="__RefHeading___Toc1655_36038734021"/>Open Source Beiträge<text:bookmark-end text:name="__RefHeading___Toc1655_36038734021"/></text:h>
        <table:table table:name="CONTRIBUTIONS" table:style-name="CONTRIBUTIONS">
          <table:table-column table:style-name="CONTRIBUTIONS.A" table:number-columns-repeated="2"/>
          <table:table-column table:style-name="CONTRIBUTIONS.C"/>
          <table:table-header-rows>
            <table:table-row>
              <table:table-cell table:style-name="CONTRIBUTIONS.A1" office:value-type="string">
                <text:p text:style-name="P58">Von</text:p>
              </table:table-cell>
              <table:table-cell table:style-name="CONTRIBUTIONS.A1" office:value-type="string">
                <text:p text:style-name="P58">Bis</text:p>
              </table:table-cell>
              <table:table-cell table:style-name="CONTRIBUTIONS.C1" office:value-type="string">
                <text:p text:style-name="P60">A<text:span text:style-name="T10">usbildung</text:span></text:p>
              </table:table-cell>
            </table:table-row>
          </table:table-header-rows>
          <table:table-row>
            <table:table-cell table:style-name="CONTRIBUTIONS.A2" office:value-type="string">
              <text:p text:style-name="P40">[MONTH_FROM][YEAR_FROM]</text:p>
            </table:table-cell>
            <table:table-cell table:style-name="CONTRIBUTIONS.B2" office:value-type="string">
              <text:p text:style-name="P40">[MONTH_TO][YEAR_TO]</text:p>
            </table:table-cell>
            <table:table-cell table:style-name="CONTRIBUTIONS.C2" office:value-type="string">
              <text:p text:style-name="P53">[CONTRIBUTION_TITLE]</text:p>
              <text:p text:style-name="P49"/>
              <text:p text:style-name="P49">[CONTRIBUTION_REFERENCE]</text:p>
            </table:table-cell>
          </table:table-row>
        </table:table>
        <text:p text:style-name="P73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pitch="variable"/>
    <style:font-face style:name="Courier" svg:font-family="Courier" style:font-family-generic="modern" style:font-pitch="fixed"/>
    <style:font-face style:name="Droid Sans Fallback" svg:font-family="'Droid Sans Fallback'" style:font-family-generic="system" style:font-pitch="variable"/>
    <style:font-face style:name="Droid Sans Mono" svg:font-family="'Droid Sans Mono'" style:font-family-generic="modern" style:font-pitch="fixed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Humnst777 BT" svg:font-family="'Humnst777 BT'" style:font-pitch="variable"/>
    <style:font-face style:name="Humnst777 BT1" svg:font-family="'Humnst777 BT'" style:font-adornments="Regular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pitch="variable"/>
    <style:font-face style:name="Humnst777 Lt BT1" svg:font-family="'Humnst777 Lt BT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oboto" svg:font-family="Roboto" style:font-pitch="variable"/>
    <style:font-face style:name="Roboto Light" svg:font-family="'Roboto Light'"/>
    <style:font-face style:name="Roboto Light1" svg:font-family="'Roboto Light'" style:font-pitch="variable"/>
    <style:font-face style:name="Roboto Light2" svg:font-family="'Roboto Light'" style:font-adornments="Light" style:font-pitch="variable"/>
    <style:font-face style:name="Roboto Light3" svg:font-family="'Roboto Light'" style:font-adornments="Regular" style:font-pitch="variable"/>
    <style:font-face style:name="Roboto Slab" svg:font-family="'Roboto Slab'" style:font-pitch="variable"/>
    <style:font-face style:name="Roboto Slab1" svg:font-family="'Roboto Slab'" style:font-adornments="Light" style:font-pitch="variable"/>
    <style:font-face style:name="Roboto Slab2" svg:font-family="'Roboto Slab'" style:font-adornments="Regular" style:font-pitch="variable"/>
    <style:font-face style:name="Roboto1" svg:font-family="Roboto" style:font-adornments="Light" style:font-pitch="variable"/>
    <style:font-face style:name="Roboto2" svg:font-family="Roboto" style:font-adornments="Medium" style:font-pitch="variable"/>
    <style:font-face style:name="StarSymbol" svg:font-family="StarSymbol" style:font-charset="x-symbol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193in" style:contextual-spacing="false" fo:orphans="2" fo:widows="2"/>
      <style:text-properties style:use-window-font-color="true" loext:opacity="0%" style:font-name="Roboto Light2" fo:font-family="'Roboto Light'" style:font-style-name="Light" style:font-pitch="variable" fo:font-size="10pt" fo:language="de" fo:country="CH" fo:font-weight="250" style:font-name-asian="Times New Roman" style:font-family-asian="'Times New Roman'" style:font-family-generic-asian="roman" style:font-pitch-asian="variable" style:font-size-asian="10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style:contextual-spacing="false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in" style:contextual-spacing="false" fo:text-indent="-0.1965in" style:auto-text-indent="false">
        <style:tab-stops>
          <style:tab-stop style:position="0in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965in" fo:margin-bottom="0.1965in" style:contextual-spacing="false" fo:keep-with-next="always"/>
      <style:text-properties style:font-name="Roboto Light2" fo:font-family="'Roboto Light'" style:font-style-name="Light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5929in" fo:margin-right="0in" fo:margin-top="0.1965in" fo:margin-bottom="0.0783in" style:contextual-spacing="false" fo:text-indent="0.5929in" style:auto-text-indent="false" fo:padding="0.0193in" fo:border-left="none" fo:border-right="none" fo:border-top="none" fo:border-bottom="0.99pt solid #1e5a96" style:shadow="none" fo:keep-with-next="always">
        <style:tab-stops/>
      </style:paragraph-properties>
      <style:text-properties style:use-window-font-color="true" loext:opacity="0%" style:font-name="Roboto Slab" fo:font-family="'Roboto Slab'" style:font-pitch="variable" fo:font-size="11pt" fo:language="de" fo:country="CH" fo:font-weight="normal" officeooo:rsid="00e5e987" style:letter-kerning="true" style:font-name-asian="Times New Roman" style:font-family-asian="'Times New Roman'" style:font-family-generic-asian="roman" style:font-pitch-asian="variable" style:font-size-asian="11pt" style:font-weight-asian="normal" style:font-size-complex="11pt" style:font-weight-complex="norm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-0.5929in" fo:margin-right="0in" fo:margin-top="0.1965in" fo:margin-bottom="0.0783in" style:contextual-spacing="false" fo:text-indent="0.5929in" style:auto-text-indent="false" fo:padding="0in" fo:border="none" fo:keep-with-next="alway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-0.5929in" fo:margin-right="0in" fo:margin-top="0.1965in" fo:margin-bottom="0.0783in" style:contextual-spacing="false" fo:text-indent="0.5929in" style:auto-text-indent="false" fo:keep-with-next="always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-0.5929in" fo:margin-right="0in" fo:margin-top="0.1181in" fo:margin-bottom="0.0398in" style:contextual-spacing="false" fo:text-indent="0.5929in" style:auto-text-indent="false" fo:keep-with-next="always"/>
    </style:style>
    <style:style style:name="Heading_20_5" style:display-name="Heading 5" style:family="paragraph" style:parent-style-name="Standard" style:next-style-name="Standard" style:class="text">
      <style:paragraph-properties fo:margin-left="0.7008in" fo:margin-right="0in" fo:margin-top="0.0398in" fo:margin-bottom="0.0398in" style:contextual-spacing="false" fo:text-indent="0.211in" style:auto-text-indent="false">
        <style:tab-stops/>
      </style:paragraph-properties>
    </style:style>
    <style:style style:name="Heading_20_6" style:display-name="Heading 6" style:family="paragraph" style:parent-style-name="Standard" style:next-style-name="Standard" style:class="text">
      <style:paragraph-properties fo:margin-left="0.7992in" fo:margin-right="0in" fo:margin-top="0.0417in" fo:margin-bottom="0.0417in" style:contextual-spacing="false" fo:text-indent="-0.7992in" style:auto-text-indent="false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0.9016in" fo:margin-right="0in" fo:margin-top="0.0417in" fo:margin-bottom="0.0417in" style:contextual-spacing="false" fo:text-indent="-0.9016in" style:auto-text-indent="false"/>
      <style:text-properties fo:font-style="italic" style:font-style-asian="italic"/>
    </style:style>
    <style:style style:name="Heading_20_8" style:display-name="Heading 8" style:family="paragraph" style:parent-style-name="Standard" style:next-style-name="Standard" style:class="text">
      <style:paragraph-properties fo:margin-top="0.0417in" fo:margin-bottom="0.0417in" style:contextual-spacing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.0984in" fo:margin-right="0in" fo:margin-top="0.0417in" fo:margin-bottom="0.0417in" style:contextual-spacing="false" fo:text-indent="-1.0984in" style:auto-text-indent="false"/>
      <style:text-properties fo:font-style="italic" style:font-style-asian="italic"/>
    </style:style>
    <style:style style:name="List" style:family="paragraph" style:parent-style-name="Text_20_body" style:class="list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Foot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loext:graphic-properties draw:fill="none" draw:fill-color="#729fcf"/>
      <style:paragraph-properties fo:text-align="start" style:justify-single-word="false" fo:background-color="transparent" text:number-lines="false" text:line-number="0"/>
      <style:text-properties style:font-name="Humnst777 BT1" fo:font-family="'Humnst777 BT'" style:font-style-name="Regular" style:font-pitch="variable" fo:font-style="normal" fo:font-weight="normal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>
        <style:tab-stops/>
      </style:paragraph-properties>
      <style:text-properties style:font-name="Roboto Slab2" fo:font-family="'Roboto Slab'" style:font-style-name="Regular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="none" draw:fill-color="#729fcf"/>
      <style:paragraph-properties fo:margin-left="0.1799in" fo:margin-right="0in" fo:margin-top="0.1181in" fo:margin-bottom="0.0591in" style:contextual-spacing="false" fo:text-indent="-0.2in" style:auto-text-indent="false" style:page-number="auto" fo:background-color="transparent" style:shadow="none">
        <style:tab-stops>
          <style:tab-stop style:position="6.3492in" style:type="right" style:leader-style="dotted" style:leader-text="."/>
        </style:tab-stops>
      </style:paragraph-properties>
      <style:text-properties style:use-window-font-color="true" loext:opacity="0%" style:font-name="Roboto Light2" fo:font-family="'Roboto Light'" style:font-style-name="Light" style:font-pitch="variable" fo:font-weight="250" style:letter-kerning="false"/>
    </style:style>
    <style:style style:name="Contents_20_2" style:display-name="Contents 2" style:family="paragraph" style:parent-style-name="Standard" style:next-style-name="Standard" style:class="index">
      <style:paragraph-properties fo:margin-left="0.3173in" fo:margin-right="0in" fo:margin-top="0in" fo:margin-bottom="0in" style:contextual-spacing="false" fo:text-indent="-0.3252in" style:auto-text-indent="false">
        <style:tab-stops/>
      </style:paragraph-properties>
      <style:text-properties fo:color="#000000" loext:opacity="100%"/>
    </style:style>
    <style:style style:name="Contents_20_3" style:display-name="Contents 3" style:family="paragraph" style:parent-style-name="Standard" style:next-style-name="Standard" style:class="index">
      <style:paragraph-properties fo:margin-left="0.4236in" fo:margin-right="0in" fo:margin-top="0in" fo:margin-bottom="0in" style:contextual-spacing="false" fo:text-indent="-0.4307in" style:auto-text-indent="false">
        <style:tab-stops/>
      </style:paragraph-properties>
      <style:text-properties fo:color="#000000" loext:opacity="100%"/>
    </style:style>
    <style:style style:name="Contents_20_4" style:display-name="Contents 4" style:family="paragraph" style:parent-style-name="Standard" style:next-style-name="Standard" style:class="index">
      <style:paragraph-properties fo:margin-left="0.5366in" fo:margin-right="0in" fo:margin-top="0in" fo:margin-bottom="0in" style:contextual-spacing="false" fo:text-indent="-0.5445in" style:auto-text-indent="false">
        <style:tab-stops/>
      </style:paragraph-properties>
      <style:text-properties fo:color="#000000" loext:opacity="100%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margin-top="0in" fo:margin-bottom="0in" style:contextual-spacing="false" fo:text-indent="0.0008in" style:auto-text-indent="false"/>
      <style:text-properties fo:color="#000000" loext:opacity="100%"/>
    </style:style>
    <style:style style:name="Title" style:family="paragraph" style:parent-style-name="Heading_20_1" style:next-style-name="Subtitle" style:default-outline-level="" style:list-style-name="" style:class="chapter">
      <style:paragraph-properties fo:margin-left="0in" fo:margin-right="0in" fo:margin-top="0.0417in" fo:margin-bottom="0.0417in" style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Code" style:family="paragraph" style:parent-style-name="Standard">
      <style:text-properties style:font-name="Courier" fo:font-family="Courier" style:font-family-generic="modern" style:font-pitch="fixed" fo:font-size="10pt"/>
    </style:style>
    <style:style style:name="Small" style:family="paragraph" style:parent-style-name="Standard">
      <style:paragraph-properties fo:margin-left="0.0083in" fo:margin-right="-0.002in" fo:margin-top="0in" fo:margin-bottom="0in" style:contextual-spacing="false" fo:text-indent="0in" style:auto-text-indent="false">
        <style:tab-stops>
          <style:tab-stop style:position="3.2591in" style:type="center"/>
          <style:tab-stop style:position="6.0492in" style:type="right"/>
        </style:tab-stops>
      </style:paragraph-properties>
      <style:text-properties fo:font-size="8pt" style:font-size-asian="8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roid Sans Mono" fo:font-family="'Droid Sans Mono'" style:font-family-generic="modern" style:font-pitch="fixed" fo:font-size="10pt" style:font-name-asian="Droid Sans Mono" style:font-family-asian="'Droid Sans Mono'" style:font-family-generic-asian="modern" style:font-pitch-asian="fixed" style:font-size-asian="10pt" style:font-name-complex="Droid Sans Mono" style:font-family-complex="'Droid Sans Mono'" style:font-family-generic-complex="modern" style:font-pitch-complex="fixed" style:font-size-complex="10pt"/>
    </style:style>
    <style:style style:name="Textkoerper" style:family="paragraph" style:parent-style-name="Standard" style:default-outline-level="">
      <style:paragraph-properties fo:margin-top="0in" fo:margin-bottom="0in" style:contextual-spacing="false" fo:line-height="100%"/>
      <style:text-properties style:font-name="Univers 47 CondensedLight" fo:font-family="'Univers 47 CondensedLight'" style:font-family-generic="roman" style:font-pitch="variable" fo:font-size="10pt" style:font-size-asian="10pt" style:font-size-complex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index_20_1" style:display-name="Table index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048in" style:type="right" style:leader-style="dotted" style:leader-text="."/>
        </style:tab-stops>
      </style:paragraph-properties>
    </style:style>
    <style:style style:name="Light" style:family="paragraph" style:parent-style-name="Standard"/>
    <style:style style:name="List_20_Contents" style:display-name="List Contents" style:family="paragraph" style:parent-style-name="Standard" style:class="html"/>
    <style:style style:name="Roboto_20_light" style:display-name="Roboto light" style:family="paragraph" style:parent-style-name="Standard">
      <style:paragraph-properties fo:text-align="center" style:justify-single-word="false"/>
      <style:text-properties style:use-window-font-color="true" loext:opacity="0%" style:font-name="Roboto Light1" fo:font-family="'Roboto Light'" style:font-pitch="variable" fo:font-size="10pt" fo:language="de" fo:country="CH" officeooo:rsid="00eb31a2" style:font-name-asian="Times New Roman" style:font-family-asian="'Times New Roman'" style:font-family-generic-asian="roman" style:font-pitch-asian="variable" style:font-size-asian="10pt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>
      <style:text-properties style:font-name="Humnst777 Lt BT1" fo:font-family="'Humnst777 Lt BT'" style:font-family-generic="swiss" style:font-pitch="variable" fo:font-size="10pt" style:font-size-asian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WW-Default_20_Paragraph_20_Font">
      <style:text-properties fo:color="#0000ff" loext:opacity="100%" style:font-name="Humnst777 Lt BT1" fo:font-family="'Humnst777 Lt BT'" style:font-family-generic="swiss" style:font-pitch="variable" fo:font-size="10pt" style:text-underline-style="solid" style:text-underline-width="auto" style:text-underline-color="font-color" style:font-size-asian="10pt"/>
    </style:style>
    <style:style style:name="Visited_20_Internet_20_Link" style:display-name="Visited Internet Link" style:family="text" style:parent-style-name="WW-Default_20_Paragraph_20_Font">
      <style:text-properties fo:color="#8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Code" style:family="text">
      <style:text-properties style:use-window-font-color="true" loext:opacity="0%" style:font-name="Courier" fo:font-family="Courier" style:font-family-generic="modern" style:font-pitch="fixed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Bold" style:family="text">
      <style:text-properties style:use-window-font-color="true" loext:opacity="0%" style:font-name="Humnst777 BT" fo:font-family="'Humnst777 BT'" style:font-pitch="variable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smallrealfat" style:family="text">
      <style:text-properties style:use-window-font-color="true" loext:opacity="0%" style:font-name="Humnst777 Blk BT" fo:font-family="'Humnst777 Blk BT'" style:font-family-generic="swiss" style:font-pitch="variable" fo:font-size="8pt" fo:language="de" fo:country="CH" style:font-name-asian="Times New Roman" style:font-family-asian="'Times New Roman'" style:font-family-generic-asian="roman" style:font-pitch-asian="variable" style:font-size-asian="8pt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min-label-width="0.5902in" text:min-label-distance="0.0783in"/>
      </text:outline-level-style>
      <text:outline-level-style text:level="2" loext:num-list-format="%1%.%2%" style:num-format="1" text:display-levels="2">
        <style:list-level-properties text:min-label-width="0.5902in" text:min-label-distance="0.0783in"/>
      </text:outline-level-style>
      <text:outline-level-style text:level="3" loext:num-list-format="%1%.%2%.%3%" style:num-format="1" text:display-levels="3">
        <style:list-level-properties text:min-label-width="0.5902in" text:min-label-distance="0.0783in"/>
      </text:outline-level-style>
      <text:outline-level-style text:level="4" loext:num-list-format="%1%.%2%.%3%.%4%" style:num-format="1" text:display-levels="4">
        <style:list-level-properties text:min-label-width="0.5902in" text:min-label-distance="0.0783in"/>
      </text:outline-level-style>
      <text:outline-level-style text:level="5" loext:num-list-format="%1%.%2%.%3%.%4%.%5%" style:num-format="1" text:display-levels="5">
        <style:list-level-properties text:min-label-width="0.5902in" text:min-label-distance="0.0783in"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WW8Num1">
      <text:list-level-style-number text:level="1" loext:num-list-format="%1%" style:num-format="1">
        <style:list-level-properties text:min-label-width="0.3in"/>
      </text:list-level-style-number>
      <text:list-level-style-number text:level="2" loext:num-list-format="%1%.%2%" style:num-format="1" text:display-levels="2">
        <style:list-level-properties text:min-label-width="0.4in"/>
      </text:list-level-style-number>
      <text:list-level-style-number text:level="3" loext:num-list-format="%1%.%2%.%3%" style:num-format="1" text:display-levels="3">
        <style:list-level-properties text:min-label-width="0.5in"/>
      </text:list-level-style-number>
      <text:list-level-style-number text:level="4" loext:num-list-format="%1%.%2%.%3%.%4%" style:num-format="1" text:display-levels="4">
        <style:list-level-properties text:min-label-width="0.6in"/>
      </text:list-level-style-number>
      <text:list-level-style-number text:level="5" loext:num-list-format="%1%.%2%.%3%.%4%.%5%" style:num-format="1" text:display-levels="5">
        <style:list-level-properties text:min-label-width="0.7in"/>
      </text:list-level-style-number>
      <text:list-level-style-number text:level="6" loext:num-list-format="%1%.%2%.%3%.%4%.%5%.%6%" style:num-format="1" text:display-levels="6">
        <style:list-level-properties text:min-label-width="0.8in"/>
      </text:list-level-style-number>
      <text:list-level-style-number text:level="7" loext:num-list-format="%1%.%2%.%3%.%4%.%5%.%6%.%7%" style:num-format="1" text:display-levels="7">
        <style:list-level-properties text:min-label-width="0.9in"/>
      </text:list-level-style-number>
      <text:list-level-style-number text:level="8" loext:num-list-format="%1%.%2%.%3%.%4%.%5%.%6%.%7%.%8%" style:num-format="1" text:display-levels="8">
        <style:list-level-properties text:min-label-width="1in"/>
      </text:list-level-style-number>
      <text:list-level-style-number text:level="9" loext:num-list-format="%1%.%2%.%3%.%4%.%5%.%6%.%7%.%8%.%9%" style:num-format="1" text:display-levels="9">
        <style:list-level-properties text:min-label-width="1.1in"/>
      </text:list-level-style-number>
      <text:list-level-style-number text:level="10" loext:num-list-format="%10%." style:num-suffix="." style:num-format="1">
        <style:list-level-properties text:space-before="1.7724in" text:min-label-width="0.1965in"/>
      </text:list-level-style-number>
    </text:list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date-style style:name="N10107" number:language="de" number:country="CH" number:title="User-defined">
      <number:year number:style="long"/>
      <number:month number:style="long"/>
      <number:day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5.9076in" fo:margin-left="0.0389in" table:align="left"/>
    </style:style>
    <style:style style:name="Table1.A" style:family="table-column">
      <style:table-column-properties style:column-width="4.0549in"/>
    </style:style>
    <style:style style:name="Table1.B" style:family="table-column">
      <style:table-column-properties style:column-width="1.8528in"/>
    </style:style>
    <style:style style:name="Table1.1" style:family="table-row">
      <style:table-row-properties style:min-row-height="0.1271in"/>
    </style:style>
    <style:style style:name="Table1.A1" style:family="table-cell">
      <style:table-cell-properties fo:padding="0in" fo:border="none"/>
    </style:style>
    <style:style style:name="Tabelle5" style:family="table">
      <style:table-properties style:width="6.0208in" fo:margin-left="0.0389in" table:align="left"/>
    </style:style>
    <style:style style:name="Tabelle5.A" style:family="table-column">
      <style:table-column-properties style:column-width="2in"/>
    </style:style>
    <style:style style:name="Tabelle5.C" style:family="table-column">
      <style:table-column-properties style:column-width="2.0208in"/>
    </style:style>
    <style:style style:name="Tabelle5.A1" style:family="table-cell">
      <style:table-cell-properties fo:padding="0in" fo:border="none"/>
    </style:style>
    <style:style style:name="M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M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MP3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 loext:opacity="100%"/>
    </style:style>
    <style:style style:name="MP4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MP5" style:family="paragraph" style:parent-style-name="Standard">
      <style:text-properties style:font-name="Roboto Light2" officeooo:paragraph-rsid="00f08541"/>
    </style:style>
    <style:style style:name="MP6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MP7" style:family="paragraph" style:parent-style-name="Standard">
      <style:text-properties style:font-name="Roboto Light2" officeooo:paragraph-rsid="00389352"/>
    </style:style>
    <style:style style:name="MP8" style:family="paragraph" style:parent-style-name="Standard">
      <style:paragraph-properties fo:text-align="end" style:justify-single-word="false"/>
      <style:text-properties style:font-name="Roboto Light2" fo:font-size="8pt" style:font-size-asian="8pt"/>
    </style:style>
    <style:style style:name="MP9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MP10" style:family="paragraph" style:parent-style-name="Standard">
      <style:paragraph-properties fo:text-align="end" style:justify-single-word="false"/>
    </style:style>
    <style:style style:name="MP11" style:family="paragraph" style:parent-style-name="Standard">
      <style:paragraph-properties fo:text-align="start" style:justify-single-word="false"/>
    </style:style>
    <style:style style:name="MP12" style:family="paragraph" style:parent-style-name="Table_20_Contents">
      <style:paragraph-properties fo:text-align="start" style:justify-single-word="false"/>
      <style:text-properties fo:color="#000000" loext:opacity="100%" style:font-name="Roboto" fo:font-size="8pt" fo:font-weight="normal" officeooo:rsid="000ee956" officeooo:paragraph-rsid="0154b133" style:font-size-asian="8pt" style:font-weight-asian="normal" style:font-size-complex="8pt" style:font-weight-complex="normal"/>
    </style:style>
    <style:style style:name="MP13" style:family="paragraph" style:parent-style-name="Table_20_Contents">
      <style:paragraph-properties fo:text-align="start" style:justify-single-word="false"/>
      <style:text-properties fo:color="#000000" loext:opacity="100%" style:font-name="Roboto1" fo:font-size="8pt" fo:font-weight="normal" officeooo:rsid="01906fde" officeooo:paragraph-rsid="0154b133" style:font-size-asian="8pt" style:font-weight-asian="normal" style:font-size-complex="8pt" style:font-weight-complex="normal"/>
    </style:style>
    <style:style style:name="MP14" style:family="paragraph" style:parent-style-name="Table_20_Contents">
      <style:paragraph-properties fo:text-align="start" style:justify-single-word="false"/>
      <style:text-properties fo:color="#000000" loext:opacity="100%" style:font-name="Roboto Light1" fo:font-size="8pt" fo:font-weight="normal" officeooo:rsid="010d234a" officeooo:paragraph-rsid="0154b133" style:font-size-asian="8pt" style:font-weight-asian="normal" style:font-size-complex="8pt" style:font-weight-complex="normal"/>
    </style:style>
    <style:style style:name="MP15" style:family="paragraph" style:parent-style-name="Table_20_Contents">
      <style:paragraph-properties fo:text-align="start" style:justify-single-word="false"/>
      <style:text-properties fo:color="#000000" loext:opacity="100%" style:font-name="Roboto Light2" fo:font-size="8pt" fo:font-weight="normal" officeooo:rsid="01925b9d" officeooo:paragraph-rsid="0154b133" style:font-size-asian="8pt" style:font-weight-asian="normal" style:font-size-complex="8pt" style:font-weight-complex="normal"/>
    </style:style>
    <style:style style:name="MP16" style:family="paragraph" style:parent-style-name="Standard">
      <style:text-properties officeooo:paragraph-rsid="0154b133"/>
    </style:style>
    <style:style style:name="MP17" style:family="paragraph" style:parent-style-name="Table_20_Contents">
      <style:text-properties fo:font-size="8pt" fo:language="de" fo:country="DE" officeooo:paragraph-rsid="0154b133" style:font-size-asian="8pt" style:font-size-complex="8pt"/>
    </style:style>
    <style:style style:name="MP18" style:family="paragraph" style:parent-style-name="Table_20_Contents">
      <style:text-properties officeooo:paragraph-rsid="0154b133"/>
    </style:style>
    <style:style style:name="MP19" style:family="paragraph" style:parent-style-name="Footer">
      <style:text-properties fo:font-size="8pt" fo:language="de" fo:country="DE" officeooo:paragraph-rsid="0154b133" style:font-size-asian="8pt" style:font-size-complex="8pt"/>
    </style:style>
    <style:style style:name="MP20" style:family="paragraph" style:parent-style-name="Table_20_Contents">
      <style:text-properties fo:font-size="8pt" fo:language="de" fo:country="DE" officeooo:rsid="00eedaba" officeooo:paragraph-rsid="0154b133" style:font-size-asian="8pt" style:font-size-complex="8pt"/>
    </style:style>
    <style:style style:name="MP21" style:family="paragraph" style:parent-style-name="Footer">
      <style:text-properties fo:font-size="8pt" fo:language="de" fo:country="DE" officeooo:rsid="00eedaba" officeooo:paragraph-rsid="0154b133" style:font-size-asian="8pt" style:font-size-complex="8pt"/>
    </style:style>
    <style:style style:name="MP22" style:family="paragraph" style:parent-style-name="Footer">
      <style:text-properties officeooo:paragraph-rsid="0154b133"/>
    </style:style>
    <style:style style:name="MP23" style:family="paragraph" style:parent-style-name="Standard">
      <style:text-properties officeooo:paragraph-rsid="00df4af6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officeooo:rsid="0127225f"/>
    </style:style>
    <style:style style:name="MT3" style:family="text"/>
    <style:style style:name="MT4" style:family="text">
      <style:text-properties style:font-name="Roboto Light1" fo:font-size="9pt" style:font-size-asian="9pt" style:font-size-complex="9pt"/>
    </style:style>
    <style:style style:name="MT5" style:family="text">
      <style:text-properties officeooo:rsid="00c8f426"/>
    </style:style>
    <style:style style:name="MT6" style:family="text">
      <style:text-properties officeooo:rsid="0120e2ee"/>
    </style:style>
    <style:style style:name="MT7" style:family="text">
      <style:text-properties style:use-window-font-color="true" loext:opacity="0%" style:font-name="Roboto Light2" fo:font-size="8pt" fo:language="de" fo:country="DE" fo:font-weight="250" officeooo:rsid="01139fce" style:font-name-asian="Times New Roman" style:font-size-asian="8pt" style:font-size-complex="8pt"/>
    </style:style>
    <style:style style:name="MT8" style:family="text">
      <style:text-properties fo:font-size="8pt" fo:language="de" fo:country="DE" style:font-size-asian="8pt" style:font-size-complex="8pt"/>
    </style:style>
    <style:style style:name="MT9" style:family="text">
      <style:text-properties fo:font-size="8pt" fo:language="de" fo:country="DE" officeooo:rsid="00f16755" style:font-size-asian="8pt" style:font-size-complex="8pt"/>
    </style:style>
    <style:style style:name="M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2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3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4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Mfr5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style:editable="false">
        <style:columns fo:column-count="1" fo:column-gap="0in"/>
      </style:section-properties>
    </style:style>
    <style:page-layout style:name="Mpm1">
      <style:page-layout-properties fo:page-width="8.2673in" fo:page-height="11.6925in" style:num-format="1" style:print-orientation="portrait" fo:margin-top="0.4925in" fo:margin-bottom="0.3339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svg:height="1.7098in" fo:margin-left="0in" fo:margin-right="0in" fo:margin-top="0.428in"/>
      </style:footer-style>
    </style:page-layout>
    <style:page-layout style:name="Mpm2" style:page-usage="right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0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6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1.3937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7">
      <style:page-layout-properties fo:page-width="11.6925in" fo:page-height="8.2673in" style:num-format="1" style:print-orientation="landscape" fo:margin-top="0.6819in" fo:margin-bottom="0.4209in" fo:margin-left="1.1555in" fo:margin-right="0.773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5283in" fo:margin-left="0in" fo:margin-right="1.4035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8">
      <style:page-layout-properties fo:page-width="8.2673in" fo:page-height="11.6925in" style:num-format="1" style:print-orientation="portrait" fo:margin-top="0.4925in" fo:margin-bottom="0.4236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svg:height="0.9929in" fo:margin-left="0in" fo:margin-right="0in" fo:margin-top="0.428in"/>
      </style:footer-style>
    </style:page-layout>
    <style:page-layout style:name="Mpm9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</office:automatic-styles>
  <office:master-styles>
    <style:master-page style:name="Standard" style:page-layout-name="Mpm1" draw:style-name="Mdp1" style:next-style-name="Next_20_convert_20_1">
      <style:header>
        <text:p text:style-name="Standard"><draw:frame draw:style-name="Mfr1" draw:name="Frame1" text:anchor-type="paragraph" svg:x="4.1701in" svg:y="0in" svg:width="1.8681in" draw:z-index="0"><draw:text-box fo:min-height="1.0925in"><text:p text:style-name="MP1">Puzzle ITC GmbH</text:p><text:p text:style-name="MP1">Maulbeerstrasse 15</text:p><text:p text:style-name="MP1">CH-3011 Bern</text:p><text:p text:style-name="MP2"/><text:p text:style-name="MP1">Telefon: +41 (0)31 398 44 77</text:p><text:p text:style-name="MP1">Telefax: +41 (0)31 398 44 78</text:p><text:p text:style-name="MP2"/><text:p text:style-name="MP1">www.puzzle.ch</text:p><text:p text:style-name="MP1"/></draw:text-box></draw:frame><draw:frame draw:style-name="Mfr2" draw:name="Rahmen1" text:anchor-type="paragraph" svg:x="1.3291in" svg:y="0in" svg:width="2.8417in" draw:z-index="0"><draw:text-box fo:min-height="0.4193in"><text:p text:style-name="MP3">Dateiname Vorlage:<text:tab/>pitc_dokument.stw</text:p><text:p text:style-name="MP3">Ausgabedatum:<text:tab/>30. März 2004</text:p></draw:text-box></draw:frame></text:p>
      </style:header>
      <style:footer>
        <text:p text:style-name="Standard"/>
        <text:p text:style-name="Standard"/>
        <text:p text:style-name="Standard"/>
        <text:p text:style-name="Small">© 2005 Puzzle ITC GmbH – alle Rechte vorbehalten.</text:p>
        <text:p text:style-name="Small"/>
        <text:p text:style-name="MP4"><text:span text:style-name="MT1">ch</text:span><text:span text:style-name="MT1"><text:date style:data-style-name="N30" text:date-value="2025-07-09T09:18:51.475775409">7/9/25</text:date></text:span><text:span text:style-name="MT1">w</text:span><text:span text:style-name="MT1"><text:word-count>236</text:word-count></text:span><text:span text:style-name="MT1"><text:tab/></text:span><text:span text:style-name="Page_20_Number"><text:span text:style-name="MT1"><text:tab/></text:span></text:span></text:p>
      </style:footer>
    </style:master-page>
    <style:master-page style:name="Right_20_Page" style:display-name="Right Page" style:page-layout-name="Mpm2" draw:style-name="Mdp1"/>
    <style:master-page style:name="Left_20_Page" style:display-name="Left Page" style:page-layout-name="Mpm3" draw:style-name="Mdp1" style:next-style-name="Right_20_Page"/>
    <style:master-page style:name="Endnote" style:page-layout-name="Mpm4" draw:style-name="Mdp1"/>
    <style:master-page style:name="Next_20_convert_20_1" style:display-name="Next convert 1" style:page-layout-name="Mpm5" draw:style-name="Mdp1">
      <style:header>
        <text:p text:style-name="MP5"><draw:frame draw:style-name="Mfr1" draw:name="Frame2" text:anchor-type="paragraph" svg:x="4.7161in" svg:y="0in" svg:width="1.3201in" draw:z-index="10"><draw:text-box fo:min-height="0.2335in"><text:p text:style-name="MP1">Puzzle ITC <text:span text:style-name="MT2">AG</text:span></text:p></draw:text-box></draw:frame>Curriculum Vitae</text:p>
      </style:header>
      <style:footer>
        <text:p text:style-name="MP6"><text:span text:style-name="Page_20_Number"><text:tab/><text:tab/></text:span><text:span text:style-name="Page_20_Number"><text:span text:style-name="MT4"><text:page-number text:select-page="current">2</text:page-number></text:span></text:span><text:span text:style-name="Page_20_Number"><text:span text:style-name="MT4">/</text:span></text:span><text:span text:style-name="Page_20_Number"><text:span text:style-name="MT4"><text:page-count>3</text:page-count></text:span></text:span></text:p>
      </style:footer>
    </style:master-page>
    <style:master-page style:name="PITC_5f_right_5f_page" style:display-name="PITC_right_page" style:page-layout-name="Mpm6" draw:style-name="Mdp1">
      <style:header>
        <text:p text:style-name="MP7"><draw:frame draw:style-name="Mfr3" draw:name="Frame3" text:anchor-type="paragraph" svg:x="4.7201in" svg:y="0in" svg:width="1.3201in" draw:z-index="0"><draw:text-box fo:min-height="0.2335in"><text:p text:style-name="MP8">Puzzle ITC GmbH</text:p></draw:text-box></draw:frame>Curriculum Vitae - <text:span text:style-name="MT5">[HEADER_INFO]</text:span> <text:s/></text:p>
      </style:header>
      <style:footer>
        <text:p text:style-name="MP6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landscape_5f_page" style:display-name="PITC_landscape_page" style:page-layout-name="Mpm7" draw:style-name="Mdp1">
      <style:header>
        <text:p text:style-name="Standard"><draw:frame draw:style-name="Mfr4" draw:name="Frame4" text:anchor-type="paragraph" svg:x="8.4366in" svg:y="0in" svg:width="1.3201in" draw:z-index="0"><draw:text-box fo:min-height="0.2335in"><text:p text:style-name="MP1">Puzzle ITC GmbH</text:p></draw:text-box></draw:frame><text:user-defined style:data-style-name="N0" text:name="Info 1">Curriculum Vitae</text:user-defined><text:s/>- Version <text:user-defined style:data-style-name="N0" text:name="Info 2">1.0</text:user-defined></text:p>
      </style:header>
      <style:footer>
        <text:p text:style-name="MP9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title_5f_page" style:display-name="PITC_title_page" style:page-layout-name="Mpm8" draw:style-name="Mdp1" style:next-style-name="Next_20_convert_20_1">
      <style:header>
        <text:p text:style-name="MP10"><draw:frame draw:style-name="Mfr5" draw:name="Image1" text:anchor-type="paragraph" svg:x="3.7736in" svg:y="0.1291in" svg:width="2.2402in" svg:height="0.5799in" draw:z-index="8"><draw:image xlink:href="Pictures/1000689D0000200A0000085FDDE4D72C7DCACCAE.svg" xlink:type="simple" xlink:show="embed" xlink:actuate="onLoad" draw:mime-type="image/svg+xml"/><draw:image xlink:href="Pictures/1000000100000136000000517F36BDB1960878B0.png" xlink:type="simple" xlink:show="embed" xlink:actuate="onLoad" draw:mime-type="image/png"/><svg:title>logo_tagline</svg:title><svg:desc>Created with Sketch.</svg:desc></draw:frame></text:p>
        <text:p text:style-name="Standard"/>
        <text:p text:style-name="MP11"/>
        <text:p text:style-name="MP10"/>
      </style:header>
      <style:footer>
        <text:section text:style-name="MSect1" text:name="FOOTER_SWITZERLAND">
          <table:table table:name="Table1" table:style-name="Table1">
            <table:table-column table:style-name="Table1.A"/>
            <table:table-column table:style-name="Table1.B"/>
            <table:table-row table:style-name="Table1.1">
              <table:table-cell table:style-name="Table1.A1" office:value-type="string">
                <text:p text:style-name="MP12">Puzzle ITC <text:span text:style-name="MT2">AG</text:span></text:p>
              </table:table-cell>
              <table:table-cell table:style-name="Table1.A1" office:value-type="string">
                <text:p text:style-name="MP13"/>
              </table:table-cell>
            </table:table-row>
            <table:table-row table:style-name="Table1.1">
              <table:table-cell table:style-name="Table1.A1" office:value-type="string">
                <text:p text:style-name="MP14">[NIEDERLASSUNG]</text:p>
              </table:table-cell>
              <table:table-cell table:style-name="Table1.A1" office:value-type="string">
                <text:p text:style-name="MP15"><text:span text:style-name="MT6">www.puzzle.ch</text:span> / info@puzzle.ch</text:p>
              </table:table-cell>
            </table:table-row>
          </table:table>
          <text:p text:style-name="MP16"/>
        </text:section>
        <text:section text:style-name="MSect1" text:name="FOOTER_GERMANY">
          <table:table table:name="Tabelle5" table:style-name="Tabelle5">
            <table:table-column table:style-name="Tabelle5.A" table:number-columns-repeated="2"/>
            <table:table-column table:style-name="Tabelle5.C"/>
            <table:table-row>
              <table:table-cell table:style-name="Tabelle5.A1" office:value-type="string">
                <text:p text:style-name="MP17">Puzzle ITC Deutschland GmbH</text:p>
              </table:table-cell>
              <table:table-cell table:style-name="Tabelle5.A1" office:value-type="string">
                <text:p text:style-name="MP17">Geschäftsführer</text:p>
              </table:table-cell>
              <table:table-cell table:style-name="Tabelle5.A1" office:value-type="string">
                <text:p text:style-name="MP17">Sitz der Gesellschaft: Tübingen</text:p>
              </table:table-cell>
            </table:table-row>
            <table:table-row>
              <table:table-cell table:style-name="Tabelle5.A1" office:value-type="string">
                <text:p text:style-name="MP18"><text:span text:style-name="MT7">Eisenbahnstraße</text:span><text:span text:style-name="MT8"> 1</text:span></text:p>
              </table:table-cell>
              <table:table-cell table:style-name="Tabelle5.A1" office:value-type="string">
                <text:p text:style-name="MP17">Lukas Kallies</text:p>
              </table:table-cell>
              <table:table-cell table:style-name="Tabelle5.A1" office:value-type="string">
                <text:p text:style-name="MP19">HRB 765802, Amtsgericht Stuttgart</text:p>
              </table:table-cell>
            </table:table-row>
            <table:table-row>
              <table:table-cell table:style-name="Tabelle5.A1" office:value-type="string">
                <text:p text:style-name="MP17">72072 Tübingen</text:p>
              </table:table-cell>
              <table:table-cell table:style-name="Tabelle5.A1" office:value-type="string">
                <text:p text:style-name="MP20">Daniel Kobras</text:p>
              </table:table-cell>
              <table:table-cell table:style-name="Tabelle5.A1" office:value-type="string">
                <text:p text:style-name="MP19">USt-IdNr.: DE320029888</text:p>
              </table:table-cell>
            </table:table-row>
            <table:table-row>
              <table:table-cell table:style-name="Tabelle5.A1" office:value-type="string">
                <text:p text:style-name="MP19">Tel: +49 7071 14316 0</text:p>
              </table:table-cell>
              <table:table-cell table:style-name="Tabelle5.A1" office:value-type="string">
                <text:p text:style-name="MP21">Mark Pröhl</text:p>
              </table:table-cell>
              <table:table-cell table:style-name="Tabelle5.A1" office:value-type="string">
                <text:p text:style-name="MP19"/>
              </table:table-cell>
            </table:table-row>
            <table:table-row>
              <table:table-cell table:style-name="Tabelle5.A1" office:value-type="string">
                <text:p text:style-name="MP22"><text:span text:style-name="MT9">info</text:span><text:span text:style-name="MT8">@puzzle-itc.de</text:span></text:p>
              </table:table-cell>
              <table:table-cell table:style-name="Tabelle5.A1" office:value-type="string">
                <text:p text:style-name="MP19"/>
              </table:table-cell>
              <table:table-cell table:style-name="Tabelle5.A1" office:value-type="string">
                <text:p text:style-name="MP21">www.puzzle-itc.de</text:p>
              </table:table-cell>
            </table:table-row>
          </table:table>
          <text:p text:style-name="MP16"/>
        </text:section>
        <text:p text:style-name="MP23"/>
      </style:footer>
    </style:master-page>
    <style:master-page style:name="HTML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16-05-02T15:05:33.445849133</meta:creation-date>
    <meta:editing-cycles>195</meta:editing-cycles>
    <meta:editing-duration>PT12H18M45S</meta:editing-duration>
    <dc:date>2025-07-09T09:18:04.460577434</dc:date>
    <dc:title>Curriculum Vitae</dc:title>
    <meta:document-statistic meta:table-count="10" meta:image-count="1" meta:object-count="0" meta:page-count="3" meta:paragraph-count="113" meta:word-count="236" meta:character-count="1947" meta:non-whitespace-character-count="1798"/>
    <meta:user-defined meta:name="Info 1">Curriculum Vitae</meta:user-defined>
    <meta:user-defined meta:name="Info 2">1.0</meta:user-defined>
    <meta:user-defined meta:name="Info 3"/>
    <meta:user-defined meta:name="Info 4"/>
  </office:meta>
</office:document-meta>
</file>